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" style:parent-style-name="Normal" style:family="paragraph">
      <style:paragraph-properties fo:text-align="justify" style:writing-mode="rl-tb" fo:margin-top="0.0833in" fo:margin-bottom="0in" fo:line-height="100%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3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" style:parent-style-name="Normal" style:family="paragraph">
      <style:paragraph-properties fo:text-align="justify" style:writing-mode="rl-tb" fo:margin-top="0.0833in" fo:margin-bottom="0in" fo:line-height="100%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" style:parent-style-name="Normal" style:family="paragraph">
      <style:paragraph-properties fo:text-align="justify" style:writing-mode="rl-tb" fo:margin-top="0.0833in" fo:margin-bottom="0in" fo:line-height="100%"/>
    </style:style>
    <style:style style:name="T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1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7" style:parent-style-name="Normal" style:family="paragraph">
      <style:paragraph-properties fo:text-align="justify" style:writing-mode="rl-tb" fo:margin-top="0.0833in" fo:margin-bottom="0in" fo:line-height="100%"/>
    </style:style>
    <style:style style:name="T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13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4" style:parent-style-name="Normal" style:family="paragraph">
      <style:paragraph-properties fo:text-align="justify" style:writing-mode="rl-tb" fo:margin-top="0.0833in" fo:margin-bottom="0in" fo:line-height="100%"/>
    </style:style>
    <style:style style:name="T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19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4" style:parent-style-name="Normal" style:family="paragraph">
      <style:paragraph-properties fo:text-align="justify" style:writing-mode="rl-tb" fo:margin-top="0.0833in" fo:margin-bottom="0in" fo:line-height="100%"/>
    </style:style>
    <style:style style:name="T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24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1" style:parent-style-name="Normal" style:family="paragraph">
      <style:paragraph-properties fo:text-align="justify" style:writing-mode="rl-tb" fo:margin-top="0.0833in" fo:margin-bottom="0in" fo:line-height="100%"/>
    </style:style>
    <style:style style:name="T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27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6" style:parent-style-name="Normal" style:family="paragraph">
      <style:paragraph-properties fo:text-align="justify" style:writing-mode="rl-tb" fo:margin-top="0.0833in" fo:margin-bottom="0in" fo:line-height="100%"/>
    </style:style>
    <style:style style:name="T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3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6" style:parent-style-name="Normal" style:family="paragraph">
      <style:paragraph-properties fo:text-align="justify" style:writing-mode="rl-tb" fo:margin-top="0.0833in" fo:margin-bottom="0in" fo:line-height="100%"/>
    </style:style>
    <style:style style:name="T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36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0" style:parent-style-name="Normal" style:family="paragraph">
      <style:paragraph-properties fo:text-align="justify" style:writing-mode="rl-tb" fo:margin-top="0.0833in" fo:margin-bottom="0in" fo:line-height="100%"/>
    </style:style>
    <style:style style:name="T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4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26" style:parent-style-name="Normal" style:family="paragraph">
      <style:paragraph-properties fo:text-align="justify" style:writing-mode="rl-tb" fo:margin-top="0.0833in" fo:margin-bottom="0in" fo:line-height="100%"/>
    </style:style>
    <style:style style:name="T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47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74" style:parent-style-name="Normal" style:family="paragraph">
      <style:paragraph-properties fo:text-align="justify" style:writing-mode="rl-tb" fo:margin-top="0.0833in" fo:margin-bottom="0in" fo:line-height="100%"/>
    </style:style>
    <style:style style:name="T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50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10" style:parent-style-name="Normal" style:family="paragraph">
      <style:paragraph-properties fo:text-align="justify" style:writing-mode="rl-tb" fo:margin-top="0.0833in" fo:margin-bottom="0in" fo:line-height="100%"/>
    </style:style>
    <style:style style:name="T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55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57" style:parent-style-name="Normal" style:family="paragraph">
      <style:paragraph-properties fo:text-align="justify" style:writing-mode="rl-tb" fo:margin-top="0.0833in" fo:margin-bottom="0in" fo:line-height="100%"/>
    </style:style>
    <style:style style:name="T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60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05" style:parent-style-name="Normal" style:family="paragraph">
      <style:paragraph-properties fo:text-align="justify" style:writing-mode="rl-tb" fo:margin-top="0.0833in" fo:margin-bottom="0in" fo:line-height="100%"/>
    </style:style>
    <style:style style:name="T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09" style:parent-style-name="Normal" style:family="paragraph">
      <style:paragraph-properties fo:text-align="justify" style:writing-mode="rl-tb" fo:margin-top="0.0833in" fo:margin-bottom="0in" fo:line-height="100%"/>
    </style:style>
    <style:style style:name="T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Hosea 1</text:span>‬‬</text:p>
      <text:p text:style-name="P3"><text:span text:style-name="T4">1</text:span><text:span text:style-name="T5"> דְּבַר־יְהוָ֣ה ׀ אֲשֶׁ֣ר הָיָ֗ה אֶל־הוֹשֵׁ֙עַ֙ בֶּן־בְּאֵרִ֔י בִּימֵ֨י עֻזִּיָּ֥ה יוֹתָ֛ם אָחָ֥ז יְחִזְקִיָּ֖ה מַלְכֵ֣י יְהוּדָ֑ה וּבִימֵ֛י יָרָבְעָ֥ם בֶּן־יוֹאָ֖שׁ מֶ֥לֶךְ יִשְׂרָאֵֽל׃<text:s/></text:span><text:span text:style-name="T6">2</text:span><text:span text:style-name="T7"> תְּחִלַּ֥ת דִּבֶּר־יְהוָ֖ה בְּהוֹשֵׁ֑עַ<text:s/></text:span><text:span text:style-name="T8">פ<text:s/></text:span>‬</text:p>
      <text:p text:style-name="P9"><text:span text:style-name="T10">וַיֹּ֨אמֶר יְהוָ֜ה אֶל־הוֹשֵׁ֗עַ לֵ֣ךְ קַח־לְךָ֞ אֵ֤שֶׁת זְנוּנִים֙ וְיַלְדֵ֣י זְנוּנִ֔ים כִּֽי־זָנֹ֤ה תִזְנֶה֙ הָאָ֔רֶץ מֵֽאַחֲרֵ֖י יְהוָֽה׃<text:s/></text:span><text:span text:style-name="T11">‬</text:span>‬<text:span text:style-name="T12">3</text:span><text:span text:style-name="T13"> וַיֵּ֙לֶךְ֙ וַיִּקַּ֔ח אֶת־גֹּ֖מֶר בַּת־דִּבְלָ֑יִם וַתַּ֥הַר וַתֵּֽלֶד־ל֖וֹ בֵּֽן׃<text:s/></text:span><text:span text:style-name="T14">‬</text:span>‬<text:span text:style-name="T15">4</text:span><text:span text:style-name="T16"> וַיֹּ֤אמֶר יְהוָה֙ אֵלָ֔יו קְרָ֥א שְׁמ֖וֹ יִזְרְעֶ֑אל כִּי־ע֣וֹד מְעַ֗ט וּפָ֨קַדְתִּ֜י אֶת־דְּמֵ֤י יִזְרְעֶאל֙ עַל־בֵּ֣ית יֵה֔וּא וְהִ֨שְׁבַּתִּ֔י מַמְלְכ֖וּת בֵּ֥ית יִשְׂרָאֵֽל׃<text:s/></text:span><text:span text:style-name="T17">‬</text:span>‬<text:span text:style-name="T18">5</text:span><text:span text:style-name="T19"> וְהָיָ֖ה בַּיּ֣וֹם הַה֑וּא וְשָֽׁבַרְתִּי֙ אֶת־קֶ֣שֶׁת יִשְׂרָאֵ֔ל בְּעֵ֖מֶק יִזְרְעֶֽאל׃<text:s/></text:span><text:span text:style-name="T20">‬</text:span>‬<text:span text:style-name="T21">6</text:span><text:span text:style-name="T22"> וַתַּ֤הַר עוֹד֙ וַתֵּ֣לֶד בַּ֔ת וַיֹּ֣אמֶר ל֔וֹ קְרָ֥א שְׁמָ֖הּ לֹ֣א רֻחָ֑מָה כִּי֩ לֹ֨א אוֹסִ֜יף ע֗וֹד אֲרַחֵם֙ אֶת־בֵּ֣ית יִשְׂרָאֵ֔ל כִּֽי־נָשֹׂ֥א אֶשָּׂ֖א לָהֶֽם׃<text:s/></text:span><text:span text:style-name="T23">‬</text:span>‬<text:span text:style-name="T24">7</text:span><text:span text:style-name="T25"> וְאֶת־בֵּ֤ית יְהוּדָה֙ אֲרַחֵ֔ם וְהֽוֹשַׁעְתִּ֖ים בַּיהוָ֣ה אֱלֹֽהֵיהֶ֑ם וְלֹ֣א אֽוֹשִׁיעֵ֗ם בְּקֶ֤שֶׁת וּבְחֶ֙רֶב֙ וּבְמִלְחָמָ֔ה בְּסוּסִ֖ים וּבְפָרָשִֽׁים׃<text:s/></text:span><text:span text:style-name="T26">‬</text:span>‬<text:span text:style-name="T27">8</text:span><text:span text:style-name="T28"> וַתִּגְמֹ֖ל אֶת־לֹ֣א רֻחָ֑מָה וַתַּ֖הַר וַתֵּ֥לֶד בֵּֽן׃<text:s/></text:span><text:span text:style-name="T29">‬</text:span>‬<text:span text:style-name="T30">9</text:span><text:span text:style-name="T31"> וַיֹּ֕אמֶר קְרָ֥א שְׁמ֖וֹ לֹ֣א עַמִּ֑י כִּ֤י אַתֶּם֙ לֹ֣א עַמִּ֔י וְאָנֹכִ֖י לֹֽא־אֶהְיֶ֥ה לָכֶֽם׃</text:span><text:span text:style-name="T32"><text:s/>ס<text:s/></text:span><text:span text:style-name="T33">‬</text:span>‬‬‬‬‬‬‬‬</text:p>
      <text:section text:name="Sect1" text:style-name="S1">
        <text:p text:style-name="P34">Hosea 2</text:p>
        <text:p text:style-name="P35"><text:span text:style-name="T36">1</text:span><text:span text:style-name="T37"> וְֽ֠הָיָה מִסְפַּ֤ר בְּנֵֽי־יִשְׂרָאֵל֙ כְּח֣וֹל הַיָּ֔ם אֲשֶׁ֥ר לֹֽא־יִמַּ֖ד וְלֹ֣א יִסָּפֵ֑ר וְֽ֠הָיָה בִּמְק֞וֹם אֲשֶׁר־יֵאָמֵ֤ר לָהֶם֙ לֹֽא־עַמִּ֣י אַתֶּ֔ם יֵאָמֵ֥ר לָהֶ֖ם בְּנֵ֥י אֵֽל־חָֽי׃<text:s/></text:span><text:span text:style-name="T38">2</text:span><text:span text:style-name="T39"> וְ֠נִקְבְּצוּ בְּנֵֽי־יְהוּדָ֤ה וּבְנֵֽי־יִשְׂרָאֵל֙ יַחְדָּ֔ו וְשָׂמ֥וּ לָהֶ֛ם רֹ֥אשׁ אֶחָ֖ד וְעָל֣וּ מִן־הָאָ֑רֶץ כִּ֥י גָד֖וֹל י֥וֹם יִזְרְעֶֽאל׃<text:s/></text:span><text:span text:style-name="T40">‬</text:span>‬<text:span text:style-name="T41">3</text:span><text:span text:style-name="T42"> אִמְר֥וּ לַאֲחֵיכֶ֖ם עַמִּ֑י וְלַאֲחֽוֹתֵיכֶ֖ם רֻחָֽמָה׃<text:s/></text:span><text:span text:style-name="T43">‬</text:span>‬<text:span text:style-name="T44">4</text:span><text:span text:style-name="T45"> רִ֤יבוּ בְאִמְּכֶם֙ רִ֔יבוּ כִּֽי־הִיא֙ לֹ֣א אִשְׁתִּ֔י וְאָנֹכִ֖י לֹ֣א אִישָׁ֑הּ וְתָסֵ֤ר זְנוּנֶ֙יהָ֙ מִפָּנֶ֔יה וְנַאֲפוּפֶ֖יהָ מִבֵּ֥ין שָׁדֶֽיהָ׃<text:s/></text:span><text:span text:style-name="T46">‬</text:span>‬<text:span text:style-name="T47">5</text:span><text:span text:style-name="T48"> פֶּן־אַפְשִׁיטֶ֣נָּה עֲרֻמָּ֔ה וְהִ֨צַּגְתִּ֔יהָ כְּי֖וֹם הִוָּֽלְדָ֑הּ וְשַׂמְתִּ֣יהָ כַמִּדְבָּ֗ר וְשַׁתִּ֙הָ֙ כְּאֶ֣רֶץ צִיָּ֔ה וַהֲמִתִּ֖יהָ בַּצָּמָֽא׃<text:s/></text:span><text:span text:style-name="T49">‬</text:span>‬<text:span text:style-name="T50">6</text:span><text:span text:style-name="T51"> וְאֶת־בָּנֶ֖יהָ לֹ֣א אֲרַחֵ֑ם כִּֽי־בְנֵ֥י זְנוּנִ֖ים הֵֽמָּה׃<text:s/></text:span><text:span text:style-name="T52">‬</text:span>‬<text:span text:style-name="T53">7</text:span><text:span text:style-name="T54"> כִּ֤י זָֽנְתָה֙ אִמָּ֔ם הֹבִ֖ישָׁה הֽוֹרָתָ֑ם כִּ֣י אָמְרָ֗ה אֵלְכָ֞ה אַחֲרֵ֤י מְאַהֲבַי֙ נֹתְנֵ֤י לַחְמִי֙ וּמֵימַ֔י צַמְרִ֣י וּפִשְׁתִּ֔י שַׁמְנִ֖י וְשִׁקּוּיָֽי׃<text:s/></text:span><text:span text:style-name="T55">‬</text:span>‬<text:span text:style-name="T56">8</text:span><text:span text:style-name="T57"> לָכֵ֛ן הִנְנִי־שָׂ֥ךְ אֶת־דַּרְכֵּ֖ךְ בַּסִּירִ֑ים וְגָֽדַרְתִּי֙ אֶת־גְּדֵרָ֔הּ וּנְתִיבוֹתֶ֖יהָ לֹ֥א תִמְצָֽא׃<text:s/></text:span><text:span text:style-name="T58">‬</text:span>‬<text:span text:style-name="T59">9</text:span><text:span text:style-name="T60"> וְרִדְּפָ֤ה אֶת־מְאַהֲבֶ֙יהָ֙ וְלֹֽא־תַשִּׂ֣יג אֹתָ֔ם וּבִקְשָׁ֖תַם וְלֹ֣א תִמְצָ֑א וְאָמְרָ֗ה אֵלְכָ֤ה וְאָשׁ֙וּבָה֙ אֶל־אִישִׁ֣י הָֽרִאשׁ֔וֹן כִּ֣י ט֥וֹב לִ֛י אָ֖ז מֵעָֽתָּה׃<text:s/></text:span><text:span text:style-name="T61">‬</text:span>‬<text:span text:style-name="T62">10</text:span><text:span text:style-name="T63"> וְהִיא֙ לֹ֣א יָֽדְעָ֔ה כִּ֤י אָֽנֹכִי֙ נָתַ֣תִּי לָ֔הּ הַדָּגָ֖ן וְהַתִּיר֣וֹשׁ וְהַיִּצְהָ֑ר וְכֶ֨סֶף הִרְבֵּ֥יתִי לָ֛הּ וְזָהָ֖ב עָשׂ֥וּ לַבָּֽעַל׃<text:s/></text:span><text:span text:style-name="T64">‬</text:span>‬<text:span text:style-name="T65">11</text:span><text:span text:style-name="T66"> לָכֵ֣ן אָשׁ֔וּב וְלָקַחְתִּ֤י דְגָנִי֙ בְּעִתּ֔וֹ וְתִירוֹשִׁ֖י בְּמֽוֹעֲד֑וֹ וְהִצַּלְתִּי֙ צַמְרִ֣י וּפִשְׁתִּ֔י לְכַסּ֖וֹת אֶת־עֶרְוָתָֽהּ׃<text:s/></text:span><text:span text:style-name="T67">‬</text:span>‬<text:span text:style-name="T68">12</text:span><text:span text:style-name="T69"> וְעַתָּ֛ה אֲגַלֶּ֥ה אֶת־נַבְלֻתָ֖הּ לְעֵינֵ֣י מְאַהֲבֶ֑יהָ וְאִ֖ישׁ לֹֽא־יַצִּילֶ֥נָּה מִיָּדִֽי׃<text:s/></text:span><text:span text:style-name="T70">‬</text:span>‬<text:span text:style-name="T71">13</text:span><text:span text:style-name="T72"> וְהִשְׁבַּתִּי֙ כָּל־מְשׂוֹשָׂ֔הּ חַגָּ֖הּ חָדְשָׁ֣הּ וְשַׁבַּתָּ֑הּ וְכֹ֖ל מוֹעֲדָֽהּ׃<text:s/></text:span><text:span text:style-name="T73">‬</text:span>‬<text:span text:style-name="T74">14</text:span><text:span text:style-name="T75"> וַהֲשִׁמֹּתִ֗י גַּפְנָהּ֙ וּתְאֵ֣נָתָ֔הּ אֲשֶׁ֣ר אָמְרָ֗ה אֶתְנָ֥ה הֵ֙מָּה֙<text:s/></text:span><text:soft-page-break/><text:span text:style-name="T76">לִ֔י אֲשֶׁ֥ר נָֽתְנוּ־לִ֖י מְאַֽהֲבָ֑י וְשַׂמְתִּ֣ים לְיַ֔עַר וַאֲכָלָ֖תַם חַיַּ֥ת הַשָּׂדֶֽה׃<text:s/></text:span><text:span text:style-name="T77">‬</text:span>‬<text:span text:style-name="T78">15</text:span><text:span text:style-name="T79"> וּפָקַדְתִּ֣י עָלֶ֗יהָ אֶת־יְמֵ֤י הַבְּעָלִים֙ אֲשֶׁ֣ר תַּקְטִ֣יר לָהֶ֔ם וַתַּ֤עַד נִזְמָהּ֙ וְחֶלְיָתָ֔הּ וַתֵּ֖לֶךְ אַחֲרֵ֣י מְאַהֲבֶ֑יהָ וְאֹתִ֥י שָׁכְחָ֖ה נְאֻם־יְהוָֽה׃<text:s/></text:span><text:span text:style-name="T80">פ<text:s/></text:span><text:span text:style-name="T81">‬</text:span>‬‬‬‬‬‬‬‬‬‬‬‬‬‬‬</text:p>
        <text:p text:style-name="P82"><text:span text:style-name="T83">16</text:span><text:span text:style-name="T84"> לָכֵ֗ן הִנֵּ֤ה אָֽנֹכִי֙ מְפַתֶּ֔יהָ וְהֹֽלַכְתִּ֖יהָ הַמִּדְבָּ֑ר וְדִבַּרְתִּ֖י עַל לִבָּֽהּ׃<text:s/></text:span><text:span text:style-name="T85">‬</text:span>‬<text:span text:style-name="T86">17</text:span><text:span text:style-name="T87"> וְנָתַ֨תִּי לָ֤הּ אֶת־כְּרָמֶ֙יהָ֙ מִשָּׁ֔ם וְאֶת־עֵ֥מֶק עָכ֖וֹר לְפֶ֣תַח תִּקְוָ֑ה וְעָ֤נְתָה שָּׁ֙מָּה֙ כִּימֵ֣י נְעוּרֶ֔יהָ וִּכְי֖וֹם עֲלֹתָ֥הּ מֵאֶֽרֶץ־מִצְרָֽיִם׃</text:span><text:span text:style-name="T88"><text:s/>ס<text:s/></text:span><text:span text:style-name="T89">‬</text:span>‬<text:span text:style-name="T90">18</text:span><text:span text:style-name="T91"> וְהָיָ֤ה בַיּוֹם־הַהוּא֙ נְאֻם־יְהוָ֔ה תִּקְרְאִ֖י אִישִׁ֑י וְלֹֽא־תִקְרְאִי־לִ֥י ע֖וֹד בַּעְלִֽי׃<text:s/></text:span><text:span text:style-name="T92">‬</text:span>‬<text:span text:style-name="T93">19</text:span><text:span text:style-name="T94"> וַהֲסִרֹתִ֛י אֶת־שְׁמ֥וֹת הַבְּעָלִ֖ים מִפִּ֑יהָ וְלֹֽא־יִזָּכְר֥וּ ע֖וֹד בִּשְׁמָֽם׃<text:s/></text:span><text:span text:style-name="T95">‬</text:span>‬<text:span text:style-name="T96">20</text:span><text:span text:style-name="T97"> וְכָרַתִּ֨י לָהֶ֤ם בְּרִית֙ בַּיּ֣וֹם הַה֔וּא עִם־חַיַּ֤ת הַשָּׂדֶה֙ וְעִם־ע֣וֹף הַשָּׁמַ֔יִם וְרֶ֖מֶשׂ הָֽאֲדָמָ֑ה וְקֶ֨שֶׁת וְחֶ֤רֶב וּמִלְחָמָה֙ אֶשְׁבּ֣וֹר מִן־הָאָ֔רֶץ וְהִשְׁכַּבְתִּ֖ים לָבֶֽטַח׃<text:s/></text:span><text:span text:style-name="T98">‬</text:span>‬<text:span text:style-name="T99">21</text:span><text:span text:style-name="T100"> וְאֵרַשְׂתִּ֥יךְ לִ֖י לְעוֹלָ֑ם וְאֵרַשְׂתִּ֥יךְ לִי֙ בְּצֶ֣דֶק וּבְמִשְׁפָּ֔ט וּבְחֶ֖סֶד וּֽבְרַחֲמִֽים׃<text:s/></text:span><text:span text:style-name="T101">‬</text:span>‬<text:span text:style-name="T102">22</text:span><text:span text:style-name="T103"> וְאֵרַשְׂתִּ֥יךְ לִ֖י בֶּאֱמוּנָ֑ה וְיָדַ֖עַתְּ אֶת־יְהוָֽה׃</text:span><text:span text:style-name="T104"><text:s/>ס<text:s/></text:span><text:span text:style-name="T105">‬</text:span>‬<text:span text:style-name="T106">23</text:span><text:span text:style-name="T107"> וְהָיָ֣ה ׀ בַּיּ֣וֹם הַה֗וּא אֶֽעֱנֶה֙ נְאֻם־יְהוָ֔ה אֶעֱנֶ֖ה אֶת־הַשָּׁמָ֑יִם וְהֵ֖ם יַעֲנ֥וּ אֶת־הָאָֽרֶץ׃<text:s/></text:span><text:span text:style-name="T108">‬</text:span>‬<text:span text:style-name="T109">24</text:span><text:span text:style-name="T110"> וְהָאָ֣רֶץ תַּעֲנֶ֔ה אֶת־הַדָּגָ֖ן וְאֶת־הַתִּיר֣וֹשׁ וְאֶת־הַיִּצְהָ֑ר וְהֵ֖ם יַעֲנ֥וּ אֶֽת־יִזְרְעֶֽאל׃<text:s/></text:span><text:span text:style-name="T111">‬</text:span>‬<text:span text:style-name="T112">25</text:span><text:span text:style-name="T113"> וּזְרַעְתִּ֤יהָ לִּי֙ בָּאָ֔רֶץ וְרִֽחַמְתִּ֖י אֶת־לֹ֣א רֻחָ֑מָה וְאָמַרְתִּ֤י לְלֹֽא־עַמִּי֙ עַמִּי־אַ֔תָּה וְה֖וּא יֹאמַ֥ר אֱלֹהָֽי׃<text:s/></text:span><text:span text:style-name="T114">פ<text:s/></text:span><text:span text:style-name="T115">‬</text:span>‬‬‬‬‬‬‬‬‬‬‬</text:p>
      </text:section>
      <text:section text:name="Sect2" text:style-name="S2">
        <text:p text:style-name="P116">Hosea 3</text:p>
        <text:p text:style-name="P117"><text:span text:style-name="T118">1</text:span><text:span text:style-name="T119"> וַיֹּ֨אמֶר יְהוָ֜ה אֵלַ֗י ע֚וֹד לֵ֣ךְ אֱ‍ֽהַב־אִשָּׁ֔ה אֲהֻ֥בַת רֵ֖עַ וּמְנָאָ֑פֶת כְּאַהֲבַ֤ת יְהוָה֙ אֶת־בְּנֵ֣י יִשְׂרָאֵ֔ל וְהֵ֗ם פֹּנִים֙ אֶל־אֱלֹהִ֣ים אֲחֵרִ֔ים וְאֹהֲבֵ֖י אֲשִׁישֵׁ֥י עֲנָבִֽים׃<text:s/></text:span><text:span text:style-name="T120">2</text:span><text:span text:style-name="T121"> וָאֶכְּרֶ֣הָ לִּ֔י בַּחֲמִשָּׁ֥ה עָשָׂ֖ר כָּ֑סֶף וְחֹ֥מֶר שְׂעֹרִ֖ים וְלֵ֥תֶךְ שְׂעֹרִֽים׃<text:s/></text:span><text:span text:style-name="T122">‬</text:span>‬<text:span text:style-name="T123">3</text:span><text:span text:style-name="T124"> וָאֹמַ֣ר אֵלֶ֗יהָ יָמִ֤ים רַבִּים֙ תֵּ֣שְׁבִי לִ֔י לֹ֣א תִזְנִ֔י וְלֹ֥א תִֽהְיִ֖י לְאִ֑ישׁ וְגַם־אֲנִ֖י אֵלָֽיִךְ׃<text:s/></text:span><text:span text:style-name="T125">‬</text:span>‬<text:span text:style-name="T126">4</text:span><text:span text:style-name="T127"> כִּ֣י ׀ יָמִ֣ים רַבִּ֗ים יֵֽשְׁבוּ֙ בְּנֵ֣י יִשְׂרָאֵ֔ל אֵ֥ין מֶ֙לֶךְ֙ וְאֵ֣ין שָׂ֔ר וְאֵ֥ין זֶ֖בַח וְאֵ֣ין מַצֵּבָ֑ה וְאֵ֥ין אֵפ֖וֹד וּתְרָפִֽים׃<text:s/></text:span><text:span text:style-name="T128">‬</text:span>‬<text:span text:style-name="T129">5</text:span><text:span text:style-name="T130"> אַחַ֗ר יָשֻׁ֙בוּ֙ בְּנֵ֣י יִשְׂרָאֵ֔ל וּבִקְשׁוּ֙ אֶת־יְהוָ֣ה אֱלֹהֵיהֶ֔ם וְאֵ֖ת דָּוִ֣ד מַלְכָּ֑ם וּפָחֲד֧וּ אֶל־יְהוָ֛ה וְאֶל־טוּב֖וֹ בְּאַחֲרִ֥ית הַיָּמִֽים׃<text:s/></text:span><text:span text:style-name="T131">פ<text:s/></text:span><text:span text:style-name="T132">‬</text:span>‬‬‬‬‬</text:p>
      </text:section>
      <text:section text:name="Sect3" text:style-name="S3">
        <text:p text:style-name="P133">Hosea 4</text:p>
        <text:p text:style-name="P134"><text:span text:style-name="T135">1</text:span><text:span text:style-name="T136"> שִׁמְע֥וּ דְבַר־יְהוָ֖ה בְּנֵ֣י יִשְׂרָאֵ֑ל כִּ֣י רִ֤יב לַֽיהוָה֙ עִם־יוֹשְׁבֵ֣י הָאָ֔רֶץ כִּ֠י אֵין־אֱמֶ֧ת וְֽאֵין־חֶ֛סֶד וְאֵֽין־דַּ֥עַת אֱלֹהִ֖ים בָּאָֽרֶץ׃<text:s/></text:span><text:span text:style-name="T137">2</text:span><text:span text:style-name="T138"> אָלֹ֣ה וְכַחֵ֔שׁ וְרָצֹ֥חַ וְגָנֹ֖ב וְנָאֹ֑ף פָּרָ֕צוּ וְדָמִ֥ים בְּדָמִ֖ים נָגָֽעוּ׃<text:s/></text:span><text:span text:style-name="T139">‬</text:span>‬<text:span text:style-name="T140">3</text:span><text:span text:style-name="T141"> עַל־כֵּ֣ן ׀ תֶּאֱבַ֣ל הָאָ֗רֶץ וְאֻמְלַל֙ כָּל־יוֹשֵׁ֣ב בָּ֔הּ בְּחַיַּ֥ת הַשָּׂדֶ֖ה וּבְע֣וֹף הַשָּׁמָ֑יִם וְגַם־דְּגֵ֥י הַיָּ֖ם יֵאָסֵֽפוּ׃<text:s/></text:span><text:span text:style-name="T142">‬</text:span>‬<text:span text:style-name="T143">4</text:span><text:span text:style-name="T144"> אַ֥ךְ אִ֛ישׁ אַל־יָרֵ֖ב וְאַל־יוֹכַ֣ח אִ֑ישׁ וְעַמְּךָ֖ כִּמְרִיבֵ֥י כֹהֵֽן׃<text:s/></text:span><text:span text:style-name="T145">‬</text:span>‬<text:span text:style-name="T146">5</text:span><text:span text:style-name="T147"> וְכָשַׁלְתָּ֣ הַיּ֔וֹם וְכָשַׁ֧ל גַּם־נָבִ֛יא עִמְּךָ֖ לָ֑יְלָה וְדָמִ֖יתִי אִמֶּֽךָ׃<text:s/></text:span><text:span text:style-name="T148">‬</text:span>‬<text:span text:style-name="T149">6</text:span><text:span text:style-name="T150"> נִדְמ֥וּ עַמִּ֖י מִבְּלִ֣י הַדָּ֑עַת כִּֽי־אַתָּ֞ה הַדַּ֣עַת מָאַ֗סְתָּ וְאֶמְאָֽסְאךָ֙ מִכַּהֵ֣ן לִ֔י וַתִּשְׁכַּח֙ תּוֹרַ֣ת אֱלֹהֶ֔יךָ אֶשְׁכַּ֥ח<text:s/></text:span><text:soft-page-break/><text:span text:style-name="T151">בָּנֶ֖יךָ גַּם־אָֽנִי׃<text:s/></text:span><text:span text:style-name="T152">‬</text:span>‬<text:span text:style-name="T153">7</text:span><text:span text:style-name="T154"> כְּרֻבָּ֖ם כֵּ֣ן חָֽטְאוּ־לִ֑י כְּבוֹדָ֖ם בְּקָל֥וֹן אָמִֽיר׃<text:s/></text:span><text:span text:style-name="T155">‬</text:span>‬<text:span text:style-name="T156">8</text:span><text:span text:style-name="T157"> חַטַּ֥את עַמִּ֖י יֹאכֵ֑לוּ וְאֶל־עֲוֺנָ֖ם יִשְׂא֥וּ נַפְשֽׁוֹ׃<text:s/></text:span><text:span text:style-name="T158">‬</text:span>‬<text:span text:style-name="T159">9</text:span><text:span text:style-name="T160"> וְהָיָ֥ה כָעָ֖ם כַּכֹּהֵ֑ן וּפָקַדְתִּ֤י עָלָיו֙ דְּרָכָ֔יו וּמַעֲלָלָ֖יו אָשִׁ֥יב לֽוֹ׃<text:s/></text:span><text:span text:style-name="T161">‬</text:span>‬<text:span text:style-name="T162">10</text:span><text:span text:style-name="T163"> וְאָֽכְלוּ֙ וְלֹ֣א יִשְׂבָּ֔עוּ הִזְנ֖וּ וְלֹ֣א יִפְרֹ֑צוּ כִּֽי־אֶת־יְהוָ֥ה עָזְב֖וּ לִשְׁמֹֽר׃<text:s/></text:span><text:span text:style-name="T164">‬</text:span>‬<text:span text:style-name="T165">11</text:span><text:span text:style-name="T166"> זְנ֛וּת וְיַ֥יִן וְתִיר֖וֹשׁ יִֽקַּֽח־לֵֽב׃<text:s/></text:span><text:span text:style-name="T167">‬</text:span>‬<text:span text:style-name="T168">12</text:span><text:span text:style-name="T169"> עַמִּי֙ בְּעֵצ֣וֹ יִשְׁאָ֔ל וּמַקְל֖וֹ יַגִּ֣יד ל֑וֹ כִּ֣י ר֤וּחַ זְנוּנִים֙ הִתְעָ֔ה וַיִּזְנ֖וּ מִתַּ֥חַת אֱלֹהֵיהֶֽם׃<text:s/></text:span><text:span text:style-name="T170">‬</text:span>‬<text:span text:style-name="T171">13</text:span><text:span text:style-name="T172"> עַל־רָאשֵׁ֨י הֶהָרִ֜ים יְזַבֵּ֗חוּ וְעַל־הַגְּבָעוֹת֙ יְקַטֵּ֔רוּ תַּ֣חַת אַלּ֧וֹן וְלִבְנֶ֛ה וְאֵלָ֖ה כִּ֣י ט֣וֹב צִלָּ֑הּ עַל־כֵּ֗ן תִּזְנֶ֙ינָה֙ בְּנ֣וֹתֵיכֶ֔ם וְכַלּוֹתֵיכֶ֖ם תְּנָאַֽפְנָה׃<text:s/></text:span><text:span text:style-name="T173">‬</text:span>‬<text:span text:style-name="T174">14</text:span><text:span text:style-name="T175"> לֹֽא־אֶפְק֨וֹד עַל־בְּנוֹתֵיכֶ֜ם כִּ֣י תִזְנֶ֗ינָה וְעַל־כַּלּֽוֹתֵיכֶם֙ כִּ֣י תְנָאַ֔פְנָה כִּי־הֵם֙ עִם־הַזֹּנ֣וֹת יְפָרֵ֔דוּ וְעִם־הַקְּדֵשׁ֖וֹת יְזַבֵּ֑חוּ וְעָ֥ם לֹֽא־יָבִ֖ין יִלָּבֵֽט׃<text:s/></text:span><text:span text:style-name="T176">‬</text:span>‬<text:span text:style-name="T177">15</text:span><text:span text:style-name="T178"> אִם־זֹנֶ֤ה אַתָּה֙ יִשְׂרָאֵ֔ל אַל־יֶאְשַׁ֖ם יְהוּדָ֑ה וְאַל־תָּבֹ֣אוּ הַגִּלְגָּ֗ל וְאַֽל־תַּעֲלוּ֙ בֵּ֣ית אָ֔וֶן וְאַל־תִּשָּׁבְע֖וּ חַי־יְהוָֽה׃<text:s/></text:span><text:span text:style-name="T179">‬</text:span>‬<text:span text:style-name="T180">16</text:span><text:span text:style-name="T181"> כִּ֚י כְּפָרָ֣ה סֹֽרֵרָ֔ה סָרַ֖ר יִשְׂרָאֵ֑ל עַתָּה֙ יִרְעֵ֣ם יְהוָ֔ה כְּכֶ֖בֶשׂ בַּמֶּרְחָֽב׃<text:s/></text:span><text:span text:style-name="T182">‬</text:span>‬<text:span text:style-name="T183">17</text:span><text:span text:style-name="T184"> חֲב֧וּר עֲצַבִּ֛ים אֶפְרָ֖יִם הַֽנַּֽח־לֽוֹ׃<text:s/></text:span><text:span text:style-name="T185">‬</text:span>‬<text:span text:style-name="T186">18</text:span><text:span text:style-name="T187"> סָ֖ר סָבְאָ֑ם הַזְנֵ֣ה הִזְנ֔וּ אָהֲב֥וּ הֵב֛וּ קָל֖וֹן מָגִנֶּֽיהָ׃<text:s/></text:span><text:span text:style-name="T188">‬</text:span>‬<text:span text:style-name="T189">19</text:span><text:span text:style-name="T190"> צָרַ֥ר ר֛וּחַ אוֹתָ֖הּ בִּכְנָפֶ֑יהָ וְיֵבֹ֖שׁוּ מִזִּבְחוֹתָֽם</text:span><text:span text:style-name="T191"><text:s/>ס<text:s/></text:span><text:span text:style-name="T192">‬</text:span>‬‬‬‬‬‬‬‬‬‬‬‬‬‬‬‬‬‬‬</text:p>
      </text:section>
      <text:section text:name="Sect4" text:style-name="S4">
        <text:p text:style-name="P193">Hosea 5</text:p>
        <text:p text:style-name="P194"><text:span text:style-name="T195">1</text:span><text:span text:style-name="T196"> שִׁמְעוּ־זֹ֨את הַכֹּהֲנִ֜ים וְהַקְשִׁ֣יבוּ ׀ בֵּ֣ית יִשְׂרָאֵ֗ל וּבֵ֤ית הַמֶּ֙לֶךְ֙ הַאֲזִ֔ינוּ כִּ֥י לָכֶ֖ם הַמִּשְׁפָּ֑ט כִּֽי־פַח֙ הֱיִיתֶ֣ם לְמִצְפָּ֔ה וְרֶ֖שֶׁת פְּרוּשָׂ֥ה עַל־תָּבֽוֹר׃<text:s/></text:span><text:span text:style-name="T197">2</text:span><text:span text:style-name="T198"> וְשַׁחֲטָ֥ה שֵׂטִ֖ים הֶעְמִ֑יקוּ וַאֲנִ֖י מוּסָ֥ר לְכֻלָּֽם׃<text:s/></text:span><text:span text:style-name="T199">‬</text:span>‬<text:span text:style-name="T200">3</text:span><text:span text:style-name="T201"> אֲנִי֙ יָדַ֣עְתִּי אֶפְרַ֔יִם וְיִשְׂרָאֵ֖ל לֹֽא־נִכְחַ֣ד מִמֶּ֑נִּי כִּ֤י עַתָּה֙ הִזְנֵ֣יתָ אֶפְרַ֔יִם נִטְמָ֖א יִשְׂרָאֵֽל׃<text:s/></text:span><text:span text:style-name="T202">‬</text:span>‬<text:span text:style-name="T203">4</text:span><text:span text:style-name="T204"> לֹ֤א יִתְּנוּ֙ מַ֣עַלְלֵיהֶ֔ם לָשׁ֖וּב אֶל־אֱלֹֽהֵיהֶ֑ם כִּ֣י ר֤וּחַ זְנוּנִים֙ בְּקִרְבָּ֔ם וְאֶת־יְהוָ֖ה לֹ֥א יָדָֽעוּ׃<text:s/></text:span><text:span text:style-name="T205">‬</text:span>‬<text:span text:style-name="T206">5</text:span><text:span text:style-name="T207"> וְעָנָ֥ה גְאֽוֹן־יִשְׂרָאֵ֖ל בְּפָנָ֑יו וְיִשְׂרָאֵ֣ל וְאֶפְרַ֗יִם יִכָּֽשְׁלוּ֙ בַּעֲוֺנָ֔ם כָּשַׁ֥ל גַּם־יְהוּדָ֖ה עִמָּֽם׃<text:s/></text:span><text:span text:style-name="T208">‬</text:span>‬<text:span text:style-name="T209">6</text:span><text:span text:style-name="T210"> בְּצֹאנָ֣ם וּבִבְקָרָ֗ם יֵֽלְכ֛וּ לְבַקֵּ֥שׁ אֶת־יְהוָ֖ה וְלֹ֣א יִמְצָ֑אוּ חָלַ֖ץ מֵהֶֽם׃<text:s/></text:span><text:span text:style-name="T211">‬</text:span>‬<text:span text:style-name="T212">7</text:span><text:span text:style-name="T213"> בַּיהוָ֣ה בָּגָ֔דוּ כִּֽי־בָנִ֥ים זָרִ֖ים יָלָ֑דוּ עַתָּ֛ה יֹאכְלֵ֥ם חֹ֖דֶשׁ אֶת־חֶלְקֵיהֶֽם׃</text:span><text:span text:style-name="T214"><text:s/>ס<text:s/></text:span><text:span text:style-name="T215">‬</text:span>‬<text:span text:style-name="T216">8</text:span><text:span text:style-name="T217"> תִּקְע֤וּ שׁוֹפָר֙ בַּגִּבְעָ֔ה חֲצֹצְרָ֖ה בָּרָמָ֑ה הָרִ֙יעוּ֙ בֵּ֣ית אָ֔וֶן אַחֲרֶ֖יךָ בִּנְיָמִֽין׃<text:s/></text:span><text:span text:style-name="T218">‬</text:span>‬<text:span text:style-name="T219">9</text:span><text:span text:style-name="T220"> אֶפְרַ֙יִם֙ לְשַׁמָּ֣ה תִֽהְיֶ֔ה בְּי֖וֹם תּֽוֹכֵחָ֑ה בְּשִׁבְטֵי֙ יִשְׂרָאֵ֔ל הוֹדַ֖עְתִּי נֶאֱמָנָֽה׃<text:s/></text:span><text:span text:style-name="T221">‬</text:span>‬<text:span text:style-name="T222">10</text:span><text:span text:style-name="T223"> הָיוּ֙ שָׂרֵ֣י יְהוּדָ֔ה כְּמַסִּיגֵ֖י גְּב֑וּל עֲלֵיהֶ֕ם אֶשְׁפּ֥וֹךְ כַּמַּ֖יִם עֶבְרָתִֽי׃<text:s/></text:span><text:span text:style-name="T224">‬</text:span>‬<text:span text:style-name="T225">11</text:span><text:span text:style-name="T226"> עָשׁ֥וּק אֶפְרַ֖יִם רְצ֣וּץ מִשְׁפָּ֑ט כִּ֣י הוֹאִ֔יל הָלַ֖ךְ אַחֲרֵי־צָֽו׃<text:s/></text:span><text:span text:style-name="T227">‬</text:span>‬<text:span text:style-name="T228">12</text:span><text:span text:style-name="T229"> וַאֲנִ֥י כָעָ֖שׁ לְאֶפְרָ֑יִם וְכָרָקָ֖ב לְבֵ֥ית יְהוּדָֽה׃<text:s/></text:span><text:span text:style-name="T230">‬</text:span>‬<text:span text:style-name="T231">13</text:span><text:span text:style-name="T232"> וַיַּ֨רְא אֶפְרַ֜יִם אֶת־חָלְי֗וֹ וִֽיהוּדָה֙ אֶת־מְזֹר֔וֹ וַיֵּ֤לֶךְ אֶפְרַ֙יִם֙ אֶל־אַשּׁ֔וּר וַיִּשְׁלַ֖ח אֶל־מֶ֣לֶךְ יָרֵ֑ב וְה֗וּא לֹ֤א יוּכַל֙ לִרְפֹּ֣א לָכֶ֔ם וְלֹֽא־יִגְהֶ֥ה מִכֶּ֖ם מָזֽוֹר׃<text:s/></text:span><text:span text:style-name="T233">‬</text:span>‬<text:span text:style-name="T234">14</text:span><text:span text:style-name="T235"> כִּ֣י אָנֹכִ֤י כַשַּׁ֙חַל֙ לְאֶפְרַ֔יִם וְכַכְּפִ֖יר לְבֵ֣ית יְהוּדָ֑ה אֲנִ֨י אֲנִ֤י אֶטְרֹף֙ וְאֵלֵ֔ךְ אֶשָּׂ֖א וְאֵ֥ין מַצִּֽיל׃<text:s/></text:span><text:span text:style-name="T236">‬</text:span>‬<text:span text:style-name="T237">15</text:span><text:span text:style-name="T238"> אֵלֵ֤ךְ אָשׁ֙וּבָה֙ אֶל־מְקוֹמִ֔י עַ֥ד אֲשֶֽׁר־יֶאְשְׁמ֖וּ וּבִקְשׁ֣וּ פָנָ֑י בַּצַּ֥ר לָהֶ֖ם יְשַׁחֲרֻֽנְנִי׃<text:s/></text:span><text:span text:style-name="T239">‬</text:span>‬‬‬‬‬‬‬‬‬‬‬‬‬‬‬</text:p>
      </text:section>
      <text:section text:name="Sect5" text:style-name="S5">
        <text:soft-page-break/>
        <text:p text:style-name="P240">Hosea 6</text:p>
        <text:p text:style-name="P241"><text:span text:style-name="T242">1</text:span><text:span text:style-name="T243"> לְכוּ֙ וְנָשׁ֣וּבָה אֶל־יְהוָ֔ה כִּ֛י ה֥וּא טָרָ֖ף וְיִרְפָּאֵ֑נוּ יַ֖ךְ וְיַחְבְּשֵֽׁנוּ׃<text:s/></text:span><text:span text:style-name="T244">2</text:span><text:span text:style-name="T245"> יְחַיֵּ֖נוּ מִיֹּמָ֑יִם בַּיּוֹם֙ הַשְּׁלִישִׁ֔י יְקִמֵ֖נוּ וְנִחְיֶ֥ה לְפָנָֽיו׃<text:s/></text:span><text:span text:style-name="T246">‬</text:span>‬<text:span text:style-name="T247">3</text:span><text:span text:style-name="T248"> וְנֵדְעָ֣ה נִרְדְּפָ֗ה לָדַ֙עַת֙ אֶת־יְהוָ֔ה כְּשַׁ֖חַר נָכ֣וֹן מֽוֹצָא֑וֹ וְיָב֤וֹא כַגֶּ֙שֶׁם֙ לָ֔נוּ כְּמַלְק֖וֹשׁ י֥וֹרֶה אָֽרֶץ׃<text:s/></text:span><text:span text:style-name="T249">‬</text:span>‬<text:span text:style-name="T250">4</text:span><text:span text:style-name="T251"> מָ֤ה אֶֽעֱשֶׂה־לְּךָ֙ אֶפְרַ֔יִם מָ֥ה אֶעֱשֶׂה־לְּךָ֖ יְהוּדָ֑ה וְחַסְדְּכֶם֙ כַּֽעֲנַן־בֹּ֔קֶר וְכַטַּ֖ל מַשְׁכִּ֥ים הֹלֵֽךְ׃<text:s/></text:span><text:span text:style-name="T252">‬</text:span>‬<text:span text:style-name="T253">5</text:span><text:span text:style-name="T254"> עַל־כֵּ֗ן חָצַ֙בְתִּי֙ בַּנְּבִיאִ֔ים הֲרַגְתִּ֖ים בְּאִמְרֵי־פִ֑י וּמִשְׁפָּטֶ֖יךָ א֥וֹר יֵצֵֽא׃<text:s/></text:span><text:span text:style-name="T255">‬</text:span>‬<text:span text:style-name="T256">6</text:span><text:span text:style-name="T257"> כִּ֛י חֶ֥סֶד חָפַ֖צְתִּי וְלֹא־זָ֑בַח וְדַ֥עַת אֱלֹהִ֖ים מֵעֹלֽוֹת׃<text:s/></text:span><text:span text:style-name="T258">‬</text:span>‬<text:span text:style-name="T259">7</text:span><text:span text:style-name="T260"> וְהֵ֕מָּה כְּאָדָ֖ם עָבְר֣וּ בְרִ֑ית שָׁ֖ם בָּ֥גְדוּ בִֽי׃<text:s/></text:span><text:span text:style-name="T261">‬</text:span>‬<text:span text:style-name="T262">8</text:span><text:span text:style-name="T263"> גִּלְעָ֕ד קִרְיַ֖ת פֹּ֣עֲלֵי אָ֑וֶן עֲקֻבָּ֖ה מִדָּֽם׃<text:s/></text:span><text:span text:style-name="T264">‬</text:span>‬<text:span text:style-name="T265">9</text:span><text:span text:style-name="T266"> וּכְחַכֵּ֨י אִ֜ישׁ גְּדוּדִ֗ים חֶ֚בֶר כֹּֽהֲנִ֔ים דֶּ֖רֶךְ יְרַצְּחוּ־שֶׁ֑כְמָה כִּ֥י זִמָּ֖ה עָשֽׂוּ׃<text:s/></text:span><text:span text:style-name="T267">‬</text:span>‬<text:span text:style-name="T268">10</text:span><text:span text:style-name="T269"> בְּבֵית֙ יִשְׂרָאֵ֔ל רָאִ֖יתִי *שעריריה **שַׁעֲרֽוּרִיָּ֑ה שָׁ֚ם זְנ֣וּת לְאֶפְרַ֔יִם נִטְמָ֖א יִשְׂרָאֵֽל׃<text:s/></text:span><text:span text:style-name="T270">‬</text:span>‬<text:span text:style-name="T271">11</text:span><text:span text:style-name="T272"> גַּם־יְהוּדָ֕ה שָׁ֥ת קָצִ֖יר לָ֑ךְ בְּשׁוּבִ֖י שְׁב֥וּת עַמִּֽי׃<text:s/></text:span><text:span text:style-name="T273">פ<text:s/></text:span><text:span text:style-name="T274">‬</text:span>‬‬‬‬‬‬‬‬‬‬‬</text:p>
      </text:section>
      <text:section text:name="Sect6" text:style-name="S6">
        <text:p text:style-name="P275">Hosea 7</text:p>
        <text:p text:style-name="P276"><text:span text:style-name="T277">1</text:span><text:span text:style-name="T278"> כְּרָפְאִ֣י לְיִשְׂרָאֵ֗ל וְנִגְלָ֞ה עֲוֺ֤ן אֶפְרַ֙יִם֙ וְרָע֣וֹת שֹֽׁמְר֔וֹן כִּ֥י פָעֲל֖וּ שָׁ֑קֶר וְגַנָּ֣ב יָב֔וֹא פָּשַׁ֥ט גְּד֖וּד בַּחֽוּץ׃<text:s/></text:span><text:span text:style-name="T279">2</text:span><text:span text:style-name="T280"> וּבַל־יֹֽאמְרוּ֙ לִלְבָבָ֔ם כָּל־רָעָתָ֖ם זָכָ֑רְתִּי עַתָּה֙ סְבָב֣וּם מַֽעַלְלֵיהֶ֔ם נֶ֥גֶד פָּנַ֖י הָיֽוּ׃<text:s/></text:span><text:span text:style-name="T281">‬</text:span>‬<text:span text:style-name="T282">3</text:span><text:span text:style-name="T283"> בְּרָעָתָ֖ם יְשַׂמְּחוּ־מֶ֑לֶךְ וּבְכַחֲשֵׁיהֶ֖ם שָׂרִֽים׃<text:s/></text:span><text:span text:style-name="T284">‬</text:span>‬<text:span text:style-name="T285">4</text:span><text:span text:style-name="T286"> כֻּלָּם֙ מְנָ֣אֲפִ֔ים כְּמ֣וֹ תַנּ֔וּר בֹּעֵ֖רָה מֵֽאֹפֶ֑ה יִשְׁבּ֣וֹת מֵעִ֔יר מִלּ֥וּשׁ בָּצֵ֖ק עַד־חֻמְצָתֽוֹ׃<text:s/></text:span><text:span text:style-name="T287">‬</text:span>‬<text:span text:style-name="T288">5</text:span><text:span text:style-name="T289"> י֣וֹם מַלְכֵּ֔נוּ הֶחֱל֥וּ שָׂרִ֖ים חֲמַ֣ת מִיָּ֑יִן מָשַׁ֥ךְ יָד֖וֹ אֶת־לֹצְצִֽים׃<text:s/></text:span><text:span text:style-name="T290">‬</text:span>‬<text:span text:style-name="T291">6</text:span><text:span text:style-name="T292"> כִּֽי־קֵרְב֧וּ כַתַּנּ֛וּר לִבָּ֖ם בְּאָרְבָּ֑ם כָּל־הַלַּ֙יְלָה֙ יָשֵׁ֣ן אֹֽפֵהֶ֔ם בֹּ֕קֶר ה֥וּא בֹעֵ֖ר כְּאֵ֥שׁ לֶהָבָֽה׃<text:s/></text:span><text:span text:style-name="T293">‬</text:span>‬<text:span text:style-name="T294">7</text:span><text:span text:style-name="T295"> כֻּלָּ֤ם יֵחַ֙מּוּ֙ כַּתַּנּ֔וּר וְאָכְל֖וּ אֶת־שֹֽׁפְטֵיהֶ֑ם כָּל־מַלְכֵיהֶ֣ם נָפָ֔לוּ אֵין־קֹרֵ֥א בָהֶ֖ם אֵלָֽי׃<text:s/></text:span><text:span text:style-name="T296">‬</text:span>‬<text:span text:style-name="T297">8</text:span><text:span text:style-name="T298"> אֶפְרַ֕יִם בָּעַמִּ֖ים ה֣וּא יִתְבּוֹלָ֑ל אֶפְרַ֛יִם הָיָ֥ה עֻגָ֖ה בְּלִ֥י הֲפוּכָֽה׃<text:s/></text:span><text:span text:style-name="T299">‬</text:span>‬<text:span text:style-name="T300">9</text:span><text:span text:style-name="T301"> אָכְל֤וּ זָרִים֙ כֹּח֔וֹ וְה֖וּא לֹ֣א יָדָ֑ע גַּם־שֵׂיבָה֙ זָ֣רְקָה בּ֔וֹ וְה֖וּא לֹ֥א יָדָֽע׃<text:s/></text:span><text:span text:style-name="T302">‬</text:span>‬<text:span text:style-name="T303">10</text:span><text:span text:style-name="T304"> וְעָנָ֥ה גְאֽוֹן־יִשְׂרָאֵ֖ל בְּפָנָ֑יו וְלֹֽא־שָׁ֙בוּ֙ אֶל־יְהוָ֣ה אֱלֹֽהֵיהֶ֔ם וְלֹ֥א בִקְשֻׁ֖הוּ בְּכָל־זֹֽאת׃<text:s/></text:span><text:span text:style-name="T305">‬</text:span>‬<text:span text:style-name="T306">11</text:span><text:span text:style-name="T307"> וַיְהִ֣י אֶפְרַ֔יִם כְּיוֹנָ֥ה פוֹתָ֖ה אֵ֣ין לֵ֑ב מִצְרַ֥יִם קָרָ֖אוּ אַשּׁ֥וּר הָלָֽכוּ׃<text:s/></text:span><text:span text:style-name="T308">‬</text:span>‬<text:span text:style-name="T309">12</text:span><text:span text:style-name="T310"> כַּאֲשֶׁ֣ר יֵלֵ֗כוּ אֶפְר֤וֹשׂ עֲלֵיהֶם֙ רִשְׁתִּ֔י כְּע֥וֹף הַשָּׁמַ֖יִם אֽוֹרִידֵ֑ם אַיְסִרֵ֕ם כְּשֵׁ֖מַע לַעֲדָתָֽם׃</text:span><text:span text:style-name="T311"><text:s/>ס<text:s/></text:span><text:span text:style-name="T312">‬</text:span>‬<text:span text:style-name="T313">13</text:span><text:span text:style-name="T314"> א֤וֹי לָהֶם֙ כִּֽי־נָדְד֣וּ מִמֶּ֔נִּי שֹׁ֥ד לָהֶ֖ם כִּֽי־פָ֣שְׁעוּ בִ֑י וְאָנֹכִ֣י אֶפְדֵּ֔ם וְהֵ֕מָּה דִּבְּר֥וּ עָלַ֖י כְּזָבִֽים׃<text:s/></text:span><text:span text:style-name="T315">‬</text:span>‬<text:span text:style-name="T316">14</text:span><text:span text:style-name="T317"> וְלֹֽא־זָעֲק֤וּ אֵלַי֙ בְּלִבָּ֔ם כִּ֥י יְיֵלִ֖ילוּ עַל־מִשְׁכְּבוֹתָ֑ם עַל־דָּגָ֧ן וְתִיר֛וֹשׁ יִתְגּוֹרָ֖רוּ יָס֥וּרוּ בִֽי׃<text:s/></text:span><text:span text:style-name="T318">‬</text:span>‬<text:span text:style-name="T319">15</text:span><text:span text:style-name="T320"> וַאֲנִ֣י יִסַּ֔רְתִּי חִזַּ֖קְתִּי זְרֽוֹעֹתָ֑ם וְאֵלַ֖י יְחַשְּׁבוּ־רָֽע׃<text:s/></text:span><text:span text:style-name="T321">‬</text:span>‬<text:span text:style-name="T322">16</text:span><text:span text:style-name="T323"> יָשׁ֣וּבוּ ׀ לֹ֣א עָ֗ל הָיוּ֙ כְּקֶ֣שֶׁת רְמִיָּ֔ה יִפְּל֥וּ בַחֶ֛רֶב שָׂרֵיהֶ֖ם מִזַּ֣עַם לְשׁוֹנָ֑ם ז֥וֹ לַעְגָּ֖ם בְּאֶ֥רֶץ מִצְרָֽיִם׃<text:s/></text:span><text:span text:style-name="T324">‬</text:span>‬‬‬‬‬‬‬‬‬‬‬‬‬‬‬‬</text:p>
      </text:section>
      <text:section text:name="Sect7" text:style-name="S7">
        <text:soft-page-break/>
        <text:p text:style-name="P325">Hosea 8</text:p>
        <text:p text:style-name="P326"><text:span text:style-name="T327">1</text:span><text:span text:style-name="T328"> אֶל־חִכְּךָ֣ שֹׁפָ֔ר כַּנֶּ֖שֶׁר עַל־בֵּ֣ית יְהוָ֑ה יַ֚עַן עָבְר֣וּ בְרִיתִ֔י וְעַל־תּוֹרָתִ֖י פָּשָֽׁעוּ׃<text:s/></text:span><text:span text:style-name="T329">2</text:span><text:span text:style-name="T330"> לִ֖י יִזְעָ֑קוּ אֱלֹהַ֥י יְֽדַעֲנ֖וּךָ יִשְׂרָאֵֽל׃<text:s/></text:span><text:span text:style-name="T331">‬</text:span>‬<text:span text:style-name="T332">3</text:span><text:span text:style-name="T333"> זָנַ֥ח יִשְׂרָאֵ֖ל ט֑וֹב אוֹיֵ֖ב יִרְדְּֽפוֹ׃<text:s/></text:span><text:span text:style-name="T334">‬</text:span>‬<text:span text:style-name="T335">4</text:span><text:span text:style-name="T336"> הֵ֤ם הִמְלִיכוּ֙ וְלֹ֣א מִמֶּ֔נִּי הֵשִׂ֖ירוּ וְלֹ֣א יָדָ֑עְתִּי כַּסְפָּ֣ם וּזְהָבָ֗ם עָשׂ֤וּ לָהֶם֙ עֲצַבִּ֔ים לְמַ֖עַן יִכָּרֵֽת׃<text:s/></text:span><text:span text:style-name="T337">‬</text:span>‬<text:span text:style-name="T338">5</text:span><text:span text:style-name="T339"> זָנַח֙ עֶגְלֵ֣ךְ שֹֽׁמְר֔וֹן חָרָ֥ה אַפִּ֖י בָּ֑ם עַד־מָתַ֕י לֹ֥א יוּכְל֖וּ נִקָּיֹֽן׃<text:s/></text:span><text:span text:style-name="T340">‬</text:span>‬<text:span text:style-name="T341">6</text:span><text:span text:style-name="T342"> כִּ֤י מִיִּשְׂרָאֵל֙ וְה֔וּא חָרָ֣שׁ עָשָׂ֔הוּ וְלֹ֥א אֱלֹהִ֖ים ה֑וּא כִּֽי־שְׁבָבִ֣ים יִֽהְיֶ֔ה עֵ֖גֶל שֹׁמְרֽוֹן׃<text:s/></text:span><text:span text:style-name="T343">‬</text:span>‬<text:span text:style-name="T344">7</text:span><text:span text:style-name="T345"> כִּ֛י ר֥וּחַ יִזְרָ֖עוּ וְסוּפָ֣תָה יִקְצֹ֑רוּ קָמָ֣ה אֵֽין־ל֗וֹ צֶ֚מַח בְּלִ֣י יַֽעֲשֶׂה־קֶּ֔מַח אוּלַ֣י יַֽעֲשֶׂ֔ה זָרִ֖ים יִבְלָעֻֽהוּ׃<text:s/></text:span><text:span text:style-name="T346">‬</text:span>‬<text:span text:style-name="T347">8</text:span><text:span text:style-name="T348"> נִבְלַ֖ע יִשְׂרָאֵ֑ל עַתָּה֙ הָי֣וּ בַגּוֹיִ֔ם כִּכְלִ֖י אֵֽין־חֵ֥פֶץ בּֽוֹ׃<text:s/></text:span><text:span text:style-name="T349">‬</text:span>‬<text:span text:style-name="T350">9</text:span><text:span text:style-name="T351"> כִּֽי־הֵ֙מָּה֙ עָל֣וּ אַשּׁ֔וּר פֶּ֖רֶא בּוֹדֵ֣ד ל֑וֹ אֶפְרַ֖יִם הִתְנ֥וּ אֲהָבִֽים<text:s/></text:span><text:span text:style-name="T352">‬</text:span>‬<text:span text:style-name="T353">10</text:span><text:span text:style-name="T354"> גַּ֛ם כִּֽי־יִתְנ֥וּ בַגּוֹיִ֖ם עַתָּ֣ה אֲקַבְּצֵ֑ם וַיָּחֵ֣לּוּ מְּעָ֔ט מִמַּשָּׂ֖א מֶ֥לֶךְ שָׂרִֽים׃<text:s/></text:span><text:span text:style-name="T355">‬</text:span>‬<text:span text:style-name="T356">11</text:span><text:span text:style-name="T357"> כִּֽי־הִרְבָּ֥ה אֶפְרַ֛יִם מִזְבְּחֹ֖ת לַחֲטֹ֑א הָיוּ־ל֥וֹ מִזְבְּח֖וֹת לַחֲטֹֽא׃<text:s/></text:span><text:span text:style-name="T358">‬</text:span>‬<text:span text:style-name="T359">12</text:span><text:span text:style-name="T360"> *אכתוב־**אֶ֨כְתָּב־ל֔וֹ *רבו **רֻבֵּ֖י תּֽוֹרָתִ֑י כְּמוֹ־זָ֖ר נֶחְשָֽׁבוּ׃<text:s/></text:span><text:span text:style-name="T361">‬</text:span>‬<text:span text:style-name="T362">13</text:span><text:span text:style-name="T363"> זִבְחֵ֣י הַבְהָבַ֗י יִזְבְּח֤וּ בָשָׂר֙ וַיֹּאכֵ֔לוּ יְהוָ֖ה לֹ֣א רָצָ֑ם עַתָּ֞ה יִזְכֹּ֤ר עֲוֺנָם֙ וְיִפְקֹ֣ד חַטֹּאותָ֔ם הֵ֖מָּה מִצְרַ֥יִם יָשֽׁוּבוּ׃<text:s/></text:span><text:span text:style-name="T364">‬</text:span>‬<text:span text:style-name="T365">14</text:span><text:span text:style-name="T366"> וַיִּשְׁכַּ֨ח יִשְׂרָאֵ֜ל אֶת־עֹשֵׂ֗הוּ וַיִּ֙בֶן֙ הֵֽיכָל֔וֹת וִֽיהוּדָ֕ה הִרְבָּ֖ה עָרִ֣ים בְּצֻר֑וֹת וְשִׁלַּחְתִּי־אֵ֣שׁ בְּעָרָ֔יו וְאָכְלָ֖ה אַרְמְנֹתֶֽיהָ׃</text:span><text:span text:style-name="T367"><text:s/>ס<text:s/></text:span><text:span text:style-name="T368">‬</text:span>‬‬‬‬‬‬‬‬‬‬‬‬‬‬</text:p>
      </text:section>
      <text:section text:name="Sect8" text:style-name="S8">
        <text:p text:style-name="P369">Hosea 9</text:p>
        <text:p text:style-name="P370"><text:span text:style-name="T371">1</text:span><text:span text:style-name="T372"> אַל־תִּשְׂמַ֨ח יִשְׂרָאֵ֤ל ׀ אֶל־גִּיל֙ כָּֽעַמִּ֔ים כִּ֥י זָנִ֖יתָ מֵעַ֣ל אֱלֹהֶ֑יךָ אָהַ֣בְתָּ אֶתְנָ֔ן עַ֖ל כָּל־גָּרְנ֥וֹת דָּגָֽן׃<text:s/></text:span><text:span text:style-name="T373">2</text:span><text:span text:style-name="T374"> גֹּ֥רֶן וָיֶ֖קֶב לֹ֣א יִרְעֵ֑ם וְתִיר֖וֹשׁ יְכַ֥חֶשׁ בָּֽהּ׃<text:s/></text:span><text:span text:style-name="T375">‬</text:span>‬<text:span text:style-name="T376">3</text:span><text:span text:style-name="T377"> לֹ֥א יֵשְׁב֖וּ בְּאֶ֣רֶץ יְהוָ֑ה וְשָׁ֤ב אֶפְרַ֙יִם֙ מִצְרַ֔יִם וּבְאַשּׁ֖וּר טָמֵ֥א יֹאכֵֽלוּ׃<text:s/></text:span><text:span text:style-name="T378">‬</text:span>‬<text:span text:style-name="T379">4</text:span><text:span text:style-name="T380"> לֹא־יִסְּכ֨וּ לַיהוָ֥ה ׀ יַיִן֮ וְלֹ֣א יֶֽעֶרְבוּ־לוֹ֒ זִבְחֵיהֶ֗ם כְּלֶ֤חֶם אוֹנִים֙ לָהֶ֔ם כָּל־אֹכְלָ֖יו יִטַמָּ֑אוּ כִּֽי־לַחְמָ֣ם לְנַפְשָׁ֔ם לֹ֥א יָב֖וֹא בֵּ֥ית יְהוָֽה׃<text:s/></text:span><text:span text:style-name="T381">‬</text:span>‬<text:span text:style-name="T382">5</text:span><text:span text:style-name="T383"> מַֽה־תַּעֲשׂ֖וּ לְי֣וֹם מוֹעֵ֑ד וּלְי֖וֹם חַג־יְהוָֽה׃<text:s/></text:span><text:span text:style-name="T384">‬</text:span>‬<text:span text:style-name="T385">6</text:span><text:span text:style-name="T386"> כִּֽי־הִנֵּ֤ה הָֽלְכוּ֙ מִשֹּׁ֔ד מִצְרַ֥יִם תְּקַבְּצֵ֖ם מֹ֣ף תְּקַבְּרֵ֑ם מַחְמַ֣ד לְכַסְפָּ֗ם קִמּוֹשׂ֙ יִֽירָשֵׁ֔ם ח֖וֹחַ בְּאָהֳלֵיהֶֽם׃<text:s/></text:span><text:span text:style-name="T387">‬</text:span>‬<text:span text:style-name="T388">7</text:span><text:span text:style-name="T389"> בָּ֣אוּ ׀ יְמֵ֣י הַפְּקֻדָּ֗ה בָּ֚אוּ יְמֵ֣י הַשִׁלֻּ֔ם יֵדְע֖וּ יִשְׂרָאֵ֑ל אֱוִ֣יל הַנָּבִ֗יא מְשֻׁגָּע֙ אִ֣ישׁ הָר֔וּחַ עַ֚ל רֹ֣ב עֲוֺנְךָ֔ וְרַבָּ֖ה מַשְׂטֵמָֽה׃<text:s/></text:span><text:span text:style-name="T390">‬</text:span>‬<text:span text:style-name="T391">8</text:span><text:span text:style-name="T392"> צֹפֶ֥ה אֶפְרַ֖יִם עִם־אֱלֹהָ֑י נָבִ֞יא פַּ֤ח יָקוֹשׁ֙ עַל־כָּל־דְּרָכָ֔יו מַשְׂטֵמָ֖ה בְּבֵ֥ית אֱלֹהָֽיו׃<text:s/></text:span><text:span text:style-name="T393">‬</text:span>‬<text:span text:style-name="T394">9</text:span><text:span text:style-name="T395"> הֶעְמִֽיקוּ־שִׁחֵ֖תוּ כִּימֵ֣י הַגִּבְעָ֑ה יִזְכּ֣וֹר עֲוֺנָ֔ם יִפְק֖וֹד חַטֹּאותָֽם׃</text:span><text:span text:style-name="T396"><text:s/>ס<text:s/></text:span><text:span text:style-name="T397">‬</text:span>‬<text:span text:style-name="T398">10</text:span><text:span text:style-name="T399"> כַּעֲנָבִ֣ים בַּמִּדְבָּ֗ר מָצָ֙אתִי֙ יִשְׂרָאֵ֔ל כְּבִכּוּרָ֤ה בִתְאֵנָה֙ בְּרֵ֣אשִׁיתָ֔הּ רָאִ֖יתִי אֲבֽוֹתֵיכֶ֑ם הֵ֜מָּה בָּ֣אוּ בַֽעַל־פְּע֗וֹר וַיִּנָּֽזְרוּ֙ לַבֹּ֔שֶׁת וַיִּהְי֥וּ שִׁקּוּצִ֖ים כְּאָהֳבָֽם׃<text:s/></text:span><text:span text:style-name="T400">‬</text:span>‬<text:span text:style-name="T401">11</text:span><text:span text:style-name="T402"> אֶפְרַ֕יִם כָּע֖וֹף יִתְעוֹפֵ֣ף כְּבוֹדָ֑ם מִלֵּדָ֥ה וּמִבֶּ֖טֶן וּמֵהֵרָיֽוֹן׃<text:s/></text:span><text:span text:style-name="T403">‬</text:span>‬<text:span text:style-name="T404">12</text:span><text:span text:style-name="T405"> כִּ֤י אִם־יְגַדְּלוּ֙ אֶת־בְּנֵיהֶ֔ם וְשִׁכַּלְתִּ֖ים מֵֽאָדָ֑ם כִּֽי־גַם־א֥וֹי לָהֶ֖ם בְּשׂוּרִ֥י מֵהֶֽם׃<text:s/></text:span><text:span text:style-name="T406">‬</text:span>‬<text:span text:style-name="T407">13</text:span><text:span text:style-name="T408"> אֶפְרַ֛יִם כַּאֲשֶׁר־רָאִ֥יתִי לְצ֖וֹר שְׁתוּלָ֣ה בְנָוֶ֑ה וְאֶפְרַ֕יִם לְהוֹצִ֥יא אֶל־הֹרֵ֖ג בָּנָֽיו׃<text:s/></text:span><text:span text:style-name="T409">‬</text:span>‬<text:span text:style-name="T410">14</text:span><text:span text:style-name="T411"> תֵּן־לָהֶ֥ם יְהוָ֖ה מַה־תִּתֵּ֑ן תֵּן־לָהֶם֙ רֶ֣חֶם מַשְׁכִּ֔יל וְשָׁדַ֖יִם צֹמְקִֽים׃<text:s/></text:span><text:span text:style-name="T412">‬</text:span>‬<text:span text:style-name="T413">15</text:span><text:span text:style-name="T414"> כָּל־רָעָתָ֤ם בַּגִּלְגָּל֙ כִּֽי־שָׁ֣ם שְׂנֵאתִ֔ים עַ֚ל רֹ֣עַ מַֽעַלְלֵיהֶ֔ם מִבֵּיתִ֖י<text:s/></text:span><text:soft-page-break/><text:span text:style-name="T415">אֲגָרְשֵׁ֑ם לֹ֤א אוֹסֵף֙ אַהֲבָתָ֔ם כָּל־שָׂרֵיהֶ֖ם סֹרְרִֽים׃<text:s/></text:span><text:span text:style-name="T416">‬</text:span>‬<text:span text:style-name="T417">16</text:span><text:span text:style-name="T418"> הֻכָּ֣ה אֶפְרַ֔יִם שָׁרְשָׁ֥ם יָבֵ֖שׁ פְּרִ֣י *בלי־**בַֽל־יַעֲשׂ֑וּן גַּ֚ם כִּ֣י יֵֽלֵד֔וּן וְהֵמַתִּ֖י מַחֲמַדֵּ֥י בִטְנָֽם׃</text:span><text:span text:style-name="T419"><text:s/>ס<text:s/></text:span><text:span text:style-name="T420">‬</text:span>‬<text:span text:style-name="T421">17</text:span><text:span text:style-name="T422"> יִמְאָסֵ֣ם אֱלֹהַ֔י כִּ֛י לֹ֥א שָׁמְע֖וּ ל֑וֹ וְיִהְי֥וּ נֹדְדִ֖ים בַּגּוֹיִֽם׃</text:span><text:span text:style-name="T423"><text:s/>ס<text:s/></text:span><text:span text:style-name="T424">‬</text:span>‬‬‬‬‬‬‬‬‬‬‬‬‬‬‬‬‬</text:p>
      </text:section>
      <text:section text:name="Sect9" text:style-name="S9">
        <text:p text:style-name="P425">Hosea 10</text:p>
        <text:p text:style-name="P426"><text:span text:style-name="T427">1</text:span><text:span text:style-name="T428"> גֶּ֤פֶן בּוֹקֵק֙ יִשְׂרָאֵ֔ל פְּרִ֖י יְשַׁוֶּה־לּ֑וֹ כְּרֹ֣ב לְפִרְי֗וֹ הִרְבָּה֙ לַֽמִּזְבְּח֔וֹת כְּט֣וֹב לְאַרְצ֔וֹ הֵיטִ֖יבוּ מַצֵּבֽוֹת׃<text:s/></text:span><text:span text:style-name="T429">‬</text:span>‬‬<text:span text:style-name="T430">2</text:span><text:span text:style-name="T431"> חָלַ֥ק לִבָּ֖ם עַתָּ֣ה יֶאְשָׁ֑מוּ ה֚וּא יַעֲרֹ֣ף מִזְבְּחוֹתָ֔ם יְשֹׁדֵ֖ד מַצֵּבוֹתָֽם׃<text:s/></text:span><text:span text:style-name="T432">‬</text:span>‬<text:span text:style-name="T433">3</text:span><text:span text:style-name="T434"> כִּ֤י עַתָּה֙ יֹֽאמְר֔וּ אֵ֥ין מֶ֖לֶךְ לָ֑נוּ כִּ֣י לֹ֤א יָרֵ֙אנוּ֙ אֶת־יְהֹוָ֔ה וְהַמֶּ֖לֶךְ מַה־יַּֽעֲשֶׂה־לָּֽנוּ׃<text:s/></text:span><text:span text:style-name="T435">‬</text:span>‬<text:span text:style-name="T436">4</text:span><text:span text:style-name="T437"> דִּבְּר֣וּ דְבָרִ֔ים אָל֥וֹת שָׁ֖וְא כָּרֹ֣ת בְּרִ֑ית וּפָרַ֤ח כָּרֹאשׁ֙ מִשְׁפָּ֔ט עַ֖ל תַּלְמֵ֥י שָׂדָֽי׃<text:s/></text:span><text:span text:style-name="T438">‬</text:span>‬<text:span text:style-name="T439">5</text:span><text:span text:style-name="T440"> לְעֶגְלוֹת֙ בֵּ֣ית אָ֔וֶן יָג֖וּרוּ שְׁכַ֣ן שֹֽׁמְר֑וֹן כִּי־אָבַ֨ל עָלָ֜יו עַמּ֗וֹ וּכְמָרָיו֙ עָלָ֣יו יָגִ֔ילוּ עַל־כְּבוֹד֖וֹ כִּֽי־גָלָ֥ה מִמֶּֽנּוּ׃<text:s/></text:span><text:span text:style-name="T441">‬</text:span>‬<text:span text:style-name="T442">6</text:span><text:span text:style-name="T443"> גַּם־אוֹתוֹ֙ לְאַשּׁ֣וּר יוּבָ֔ל מִנְחָ֖ה לְמֶ֣לֶךְ יָרֵ֑ב בָּשְׁנָה֙ אֶפְרַ֣יִם יִקָּ֔ח וְיֵב֥וֹשׁ יִשְׂרָאֵ֖ל מֵעֲצָתֽוֹ׃<text:s/></text:span><text:span text:style-name="T444">‬</text:span>‬<text:span text:style-name="T445">7</text:span><text:span text:style-name="T446"> נִדְמֶ֥ה שֹׁמְר֖וֹן מַלְכָּ֑הּ כְּקֶ֖צֶף עַל־פְּנֵי־מָֽיִם׃<text:s/></text:span><text:span text:style-name="T447">‬</text:span>‬<text:span text:style-name="T448">8</text:span><text:span text:style-name="T449"> וְנִשְׁמְד֞וּ בָּמ֣וֹת אָ֗וֶן חַטַּאת֙ יִשְׂרָאֵ֔ל ק֣וֹץ וְדַרְדַּ֔ר יַעֲלֶ֖ה עַל־מִזְבְּחוֹתָ֑ם וְאָמְר֤וּ לֶֽהָרִים֙ כַּסּ֔וּנוּ וְלַגְּבָע֖וֹת נִפְל֥וּ עָלֵֽינוּ׃</text:span><text:span text:style-name="T450"><text:s/>ס<text:s/></text:span><text:span text:style-name="T451">‬</text:span>‬<text:span text:style-name="T452">9</text:span><text:span text:style-name="T453"> מִימֵי֙ הַגִּבְעָ֔ה חָטָ֖אתָ יִשְׂרָאֵ֑ל שָׁ֣ם עָמָ֔דוּ לֹֽא־תַשִּׂיגֵ֧ם בַּגִּבְעָ֛ה מִלְחָמָ֖ה עַל־בְּנֵ֥י עַֽלְוָֽה׃<text:s/></text:span><text:span text:style-name="T454">‬</text:span>‬<text:span text:style-name="T455">10</text:span><text:span text:style-name="T456"> בְּאַוָּתִ֖י וְאֶסֳּרֵ֑ם וְאֻסְּפ֤וּ עֲלֵיהֶם֙ עַמִּ֔ים בְּאָסְרָ֖ם לִשְׁתֵּ֥י *עינתם **עוֹנֹתָֽם׃<text:s/></text:span><text:span text:style-name="T457">‬</text:span>‬<text:span text:style-name="T458">11</text:span><text:span text:style-name="T459"> וְאֶפְרַ֜יִם עֶגְלָ֤ה מְלֻמָּדָה֙ אֹהַ֣בְתִּי לָד֔וּשׁ וַאֲנִ֣י עָבַ֔רְתִּי עַל־ט֖וּב צַוָּארָ֑הּ אַרְכִּ֤יב אֶפְרַ֙יִם֙ יַחֲר֣וֹשׁ יְהוּדָ֔ה יְשַׂדֶּד־ל֖וֹ יַעֲקֹֽב׃<text:s/></text:span><text:span text:style-name="T460">‬</text:span>‬<text:span text:style-name="T461">12</text:span><text:span text:style-name="T462"> זִרְע֨וּ לָכֶ֤ם לִצְדָקָה֙ קִצְר֣וּ לְפִי־חֶ֔סֶד נִ֥ירוּ לָכֶ֖ם נִ֑יר וְעֵת֙ לִדְר֣וֹשׁ אֶת־יְהוָ֔ה עַד־יָב֕וֹא וְיֹרֶ֥ה צֶ֖דֶק לָכֶֽם׃<text:s/></text:span><text:span text:style-name="T463">‬</text:span>‬<text:span text:style-name="T464">13</text:span><text:span text:style-name="T465"> חֲרַשְׁתֶּם־רֶ֛שַׁע עַוְלָ֥תָה קְצַרְתֶּ֖ם אֲכַלְתֶּ֣ם פְּרִי־כָ֑חַשׁ כִּֽי־בָטַ֥חְתָּ בְדַרְכְּךָ֖ בְּרֹ֥ב גִּבּוֹרֶֽיךָ׃<text:s/></text:span><text:span text:style-name="T466">‬</text:span>‬<text:span text:style-name="T467">14</text:span><text:span text:style-name="T468"> וְקָ֣אם שָׁאוֹן֮ בְּעַמֶּךָ֒ וְכָל־מִבְצָרֶ֣יךָ יוּשַּׁ֔ד כְּשֹׁ֧ד שַֽׁלְמַ֛ן בֵּ֥ית אַֽרְבֵ֖אל בְּי֣וֹם מִלְחָמָ֑ה אֵ֥ם עַל־בָּנִ֖ים רֻטָּֽשָׁה׃<text:s/></text:span><text:span text:style-name="T469">‬</text:span>‬<text:span text:style-name="T470">15</text:span><text:span text:style-name="T471"> כָּ֗כָה עָשָׂ֤ה לָכֶם֙ בֵּֽית־אֵ֔ל מִפְּנֵ֖י רָעַ֣ת רָֽעַתְכֶ֑ם בַּשַּׁ֕חַר נִדְמֹ֥ה נִדְמָ֖ה מֶ֥לֶךְ יִשְׂרָאֵֽל׃<text:s/></text:span><text:span text:style-name="T472">‬</text:span>‬‬‬‬‬‬‬‬‬‬‬‬‬‬‬</text:p>
      </text:section>
      <text:section text:name="Sect10" text:style-name="S10">
        <text:p text:style-name="P473">Hosea 11</text:p>
        <text:p text:style-name="P474"><text:span text:style-name="T475">1</text:span><text:span text:style-name="T476"> כִּ֛י נַ֥עַר יִשְׂרָאֵ֖ל וָאֹהֲבֵ֑הוּ וּמִמִּצְרַ֖יִם קָרָ֥אתִי לִבְנִֽי׃<text:s/></text:span><text:span text:style-name="T477">2</text:span><text:span text:style-name="T478"> קָרְא֖וּ לָהֶ֑ם כֵּ֚ן הָלְכ֣וּ מִפְּנֵיהֶ֔ם לַבְּעָלִ֣ים יְזַבֵּ֔חוּ וְלַפְּסִלִ֖ים יְקַטֵּרֽוּן׃<text:s/></text:span><text:span text:style-name="T479">‬</text:span>‬<text:span text:style-name="T480">3</text:span><text:span text:style-name="T481"> וְאָנֹכִ֤י תִרְגַּ֙לְתִּי֙ לְאֶפְרַ֔יִם קָחָ֖ם עַל־זְרֽוֹעֹתָ֑יו וְלֹ֥א יָדְע֖וּ כִּ֥י רְפָאתִֽים׃<text:s/></text:span><text:span text:style-name="T482">‬</text:span>‬<text:span text:style-name="T483">4</text:span><text:span text:style-name="T484"> בְּחַבְלֵ֨י אָדָ֤ם אֶמְשְׁכֵם֙ בַּעֲבֹת֣וֹת אַהֲבָ֔ה וָאֶהְיֶ֥ה לָהֶ֛ם כִּמְרִ֥ימֵי עֹ֖ל עַ֣ל לְחֵיהֶ֑ם וְאַ֥ט אֵלָ֖יו אוֹכִֽיל׃<text:s/></text:span><text:span text:style-name="T485">‬</text:span>‬<text:span text:style-name="T486">5</text:span><text:span text:style-name="T487"> לֹ֤א יָשׁוּב֙ אֶל־אֶ֣רֶץ מִצְרַ֔יִם וְאַשּׁ֖וּר ה֣וּא מַלְכּ֑וֹ כִּ֥י מֵאֲנ֖וּ לָשֽׁוּב׃<text:s/></text:span><text:span text:style-name="T488">‬</text:span>‬<text:span text:style-name="T489">6</text:span><text:span text:style-name="T490"> וְחָלָ֥ה חֶ֙רֶב֙ בְּעָרָ֔יו וְכִלְּתָ֥ה בַדָּ֖יו וְאָכָ֑לָה מִֽמֹּעֲצ֖וֹתֵיהֶֽם׃<text:s/></text:span><text:span text:style-name="T491">‬</text:span>‬<text:span text:style-name="T492">7</text:span><text:span text:style-name="T493"> וְעַמִּ֥י תְלוּאִ֖ים לִמְשֽׁוּבָתִ֑י וְאֶל־עַל֙ יִקְרָאֻ֔הוּ יַ֖חַד לֹ֥א יְרוֹמֵם׃<text:s/></text:span><text:span text:style-name="T494">‬</text:span>‬<text:span text:style-name="T495">8</text:span><text:span text:style-name="T496"> אֵ֞יךְ אֶתֶּנְךָ֣ אֶפְרַ֗יִם אֲמַגֶּנְךָ֙ יִשְׂרָאֵ֔ל אֵ֚יךְ אֶתֶּנְךָ֣ כְאַדְמָ֔ה אֲשִֽׂימְךָ֖ כִּצְבֹאיִ֑ם נֶהְפַּ֤ךְ עָלַי֙ לִבִּ֔י יַ֖חַד נִכְמְר֥וּ נִחוּמָֽי׃<text:s/></text:span><text:span text:style-name="T497">‬</text:span>‬<text:span text:style-name="T498">9</text:span><text:span text:style-name="T499"> לֹ֤א אֶֽעֱשֶׂה֙ חֲר֣וֹן אַפִּ֔י לֹ֥א אָשׁ֖וּב<text:s/></text:span><text:soft-page-break/><text:span text:style-name="T500">לְשַׁחֵ֣ת אֶפְרָ֑יִם כִּ֣י אֵ֤ל אָֽנֹכִי֙ וְלֹא־אִ֔ישׁ בְּקִרְבְּךָ֣ קָד֔וֹשׁ וְלֹ֥א אָב֖וֹא בְּעִֽיר׃<text:s/></text:span><text:span text:style-name="T501">‬</text:span>‬<text:span text:style-name="T502">10</text:span><text:span text:style-name="T503"> אַחֲרֵ֧י יְהוָ֛ה יֵלְכ֖וּ כְּאַרְיֵ֣ה יִשְׁאָ֑ג כִּֽי־ה֣וּא יִשְׁאַ֔ג וְיֶחֶרְד֥וּ בָנִ֖ים מִיָּֽם׃<text:s/></text:span><text:span text:style-name="T504">‬</text:span>‬<text:span text:style-name="T505">11</text:span><text:span text:style-name="T506"> יֶחֶרְד֤וּ כְצִפּוֹר֙ מִמִּצְרַ֔יִם וּכְיוֹנָ֖ה מֵאֶ֣רֶץ אַשּׁ֑וּר וְהוֹשַׁבְתִּ֥ים עַל־בָּתֵּיהֶ֖ם נְאֻם־יְהוָֽה׃</text:span><text:span text:style-name="T507"><text:s/>ס<text:s/></text:span><text:span text:style-name="T508">‬</text:span>‬‬‬‬‬‬‬‬‬‬‬</text:p>
      </text:section>
      <text:section text:name="Sect11" text:style-name="S11">
        <text:p text:style-name="P509">Hosea 12</text:p>
        <text:p text:style-name="P510"><text:span text:style-name="T511">1</text:span><text:span text:style-name="T512"> סְבָבֻ֤נִי בְכַ֙חַשׁ֙ אֶפְרַ֔יִם וּבְמִרְמָ֖ה בֵּ֣ית יִשְׂרָאֵ֑ל וִֽיהוּדָ֗ה עֹ֥ד רָד֙ עִם־אֵ֔ל וְעִם־קְדוֹשִׁ֖ים נֶאֱמָֽן׃<text:s/></text:span><text:span text:style-name="T513">2</text:span><text:span text:style-name="T514"> אֶפְרַ֜יִם רֹעֶ֥ה ר֙וּחַ֙ וְרֹדֵ֣ף קָדִ֔ים כָּל־הַיּ֕וֹם כָּזָ֥ב וָשֹׁ֖ד יַרְבֶּ֑ה וּבְרִית֙ עִם־אַשּׁ֣וּר יִכְרֹ֔תוּ וְשֶׁ֖מֶן לְמִצְרַ֥יִם יוּבָֽל׃<text:s/></text:span><text:span text:style-name="T515">‬</text:span>‬<text:span text:style-name="T516">3</text:span><text:span text:style-name="T517"> וְרִ֥יב לַֽיהוָ֖ה עִם־יְהוּדָ֑ה וְלִפְקֹ֤ד עַֽל־יַעֲקֹב֙ כִּדְרָכָ֔יו כְּמַעֲלָלָ֖יו יָשִׁ֥יב לֽוֹ׃<text:s/></text:span><text:span text:style-name="T518">‬</text:span>‬<text:span text:style-name="T519">4</text:span><text:span text:style-name="T520"> בַּבֶּ֖טֶן עָקַ֣ב אֶת־אָחִ֑יו וּבְאוֹנ֖וֹ שָׂרָ֥ה אֶת־אֱלֹהִֽים׃<text:s/></text:span><text:span text:style-name="T521">‬</text:span>‬<text:span text:style-name="T522">5</text:span><text:span text:style-name="T523"> וַיָּ֤שַׂר אֶל־מַלְאָךְ֙ וַיֻּכָ֔ל בָּכָ֖ה וַיִּתְחַנֶּן־ל֑וֹ בֵּֽית־אֵל֙ יִמְצָאֶ֔נּוּ וְשָׁ֖ם יְדַבֵּ֥ר עִמָּֽנוּ׃<text:s/></text:span><text:span text:style-name="T524">‬</text:span>‬<text:span text:style-name="T525">6</text:span><text:span text:style-name="T526"> וַֽיהוָ֖ה אֱלֹהֵ֣י הַצְּבָא֑וֹת יְהוָ֖ה זִכְרֽוֹ׃<text:s/></text:span><text:span text:style-name="T527">‬</text:span>‬<text:span text:style-name="T528">7</text:span><text:span text:style-name="T529"> וְאַתָּ֖ה בֵּאלֹהֶ֣יךָ תָשׁ֑וּב חֶ֤סֶד וּמִשְׁפָּט֙ שְׁמֹ֔ר וְקַוֵּ֥ה אֶל־אֱלֹהֶ֖יךָ תָּמִֽיד׃<text:s/></text:span><text:span text:style-name="T530">‬</text:span>‬<text:span text:style-name="T531">8</text:span><text:span text:style-name="T532"> כְּנַ֗עַן בְּיָד֛וֹ מֹאזְנֵ֥י מִרְמָ֖ה לַעֲשֹׁ֥ק אָהֵֽב׃<text:s/></text:span><text:span text:style-name="T533">‬</text:span>‬<text:span text:style-name="T534">9</text:span><text:span text:style-name="T535"> וַיֹּ֣אמֶר אֶפְרַ֔יִם אַ֣ךְ עָשַׁ֔רְתִּי מָצָ֥אתִי א֖וֹן לִ֑י כָּל־יְגִיעַ֕י לֹ֥א יִמְצְאוּ־לִ֖י עָוֺ֥ן אֲשֶׁר־חֵֽטְא׃<text:s/></text:span><text:span text:style-name="T536">‬</text:span>‬<text:span text:style-name="T537">10</text:span><text:span text:style-name="T538"> וְאָנֹכִ֛י יְהוָ֥ה אֱלֹהֶ֖יךָ מֵאֶ֣רֶץ מִצְרָ֑יִם עֹ֛ד אוֹשִֽׁיבְךָ֥ בָ</text:span><text:span text:style-name="T539">‬‏אֳהָלִ֖ים כִּימֵ֥י מוֹעֵֽד׃<text:s/></text:span><text:span text:style-name="T540">‬</text:span>‬<text:span text:style-name="T541">11</text:span><text:span text:style-name="T542"> וְדִבַּ֙רְתִּי֙ עַל־הַנְּבִיאִ֔ים וְאָנֹכִ֖י חָז֣וֹן הִרְבֵּ֑יתִי וּבְיַ֥ד הַנְּבִיאִ֖ים אֲדַמֶּֽה׃<text:s/></text:span><text:span text:style-name="T543">‬</text:span>‬<text:span text:style-name="T544">12</text:span><text:span text:style-name="T545"> אִם־גִּלְעָ֥ד אָ֙וֶן֙ אַךְ־שָׁ֣וְא הָי֔וּ בַּגִּלְגָּ֖ל שְׁוָרִ֣ים זִבֵּ֑חוּ גַּ֤ם מִזְבְּחוֹתָם֙ כְּגַלִּ֔ים עַ֖ל תַּלְמֵ֥י שָׂדָֽי׃<text:s/></text:span><text:span text:style-name="T546">‬</text:span>‬<text:span text:style-name="T547">13</text:span><text:span text:style-name="T548"> וַיִּבְרַ֥ח יַעֲקֹ֖ב שְׂדֵ֣ה אֲרָ֑ם וַיַּעֲבֹ֤ד יִשְׂרָאֵל֙ בְּאִשָּׁ֔ה וּבְאִשָּׁ֖ה שָׁמָֽר׃<text:s/></text:span><text:span text:style-name="T549">‬</text:span>‬<text:span text:style-name="T550">14</text:span><text:span text:style-name="T551"> וּבְנָבִ֕יא הֶעֱלָ֧ה יְהוָ֛ה אֶת־יִשְׂרָאֵ֖ל מִמִּצְרָ֑יִם וּבְנָבִ֖יא נִשְׁמָֽר׃<text:s/></text:span><text:span text:style-name="T552">‬</text:span>‬<text:span text:style-name="T553">15</text:span><text:span text:style-name="T554"> הִכְעִ֥יס אֶפְרַ֖יִם תַּמְרוּרִ֑ים וְדָמָיו֙ עָלָ֣יו יִטּ֔וֹשׁ וְחֶ֨רְפָּת֔וֹ יָשִׁ֥יב ל֖וֹ אֲדֹנָֽיו׃<text:s/></text:span><text:span text:style-name="T555">‬</text:span>‬‬‬‬‬‬‬‬‬‬‬‬‬‬‬</text:p>
      </text:section>
      <text:section text:name="Sect12" text:style-name="S12">
        <text:p text:style-name="P556">Hosea 13</text:p>
        <text:p text:style-name="P557"><text:span text:style-name="T558">1</text:span><text:span text:style-name="T559"> כְּדַבֵּ֤ר אֶפְרַ֙יִם֙ רְתֵ֔ת נָשָׂ֥א ה֖וּא בְּיִשְׂרָאֵ֑ל וַיֶּאְשַׁ֥ם בַּבַּ֖עַל וַיָּמֹֽת׃<text:s/></text:span><text:span text:style-name="T560">2</text:span><text:span text:style-name="T561"> וְעַתָּ֣ה ׀ יוֹסִ֣פוּ לַחֲטֹ֗א וַיַּעְשׂ֣וּ לָהֶם֩ מַסֵּכָ֨ה מִכַּסְפָּ֤ם כִּתְבוּנָם֙ עֲצַבִּ֔ים מַעֲשֵׂ֥ה חָרָשִׁ֖ים כֻּלֹּ֑ה לָהֶם֙ הֵ֣ם אֹמְרִ֔ים זֹבְחֵ֣י אָדָ֔ם עֲגָלִ֖ים יִשָּׁקֽוּן׃<text:s/></text:span><text:span text:style-name="T562">‬</text:span>‬<text:span text:style-name="T563">3</text:span><text:span text:style-name="T564"> לָכֵ֗ן יִֽהְיוּ֙ כַּעֲנַן־בֹּ֔קֶר וְכַטַּ֖ל מַשְׁכִּ֣ים הֹלֵ֑ךְ כְּמֹץ֙ יְסֹעֵ֣ר מִגֹּ֔רֶן וּכְעָשָׁ֖ן מֵאֲרֻבָּֽה׃<text:s/></text:span><text:span text:style-name="T565">‬</text:span>‬<text:span text:style-name="T566">4</text:span><text:span text:style-name="T567"> וְאָנֹכִ֛י יְהוָ֥ה אֱלֹהֶ֖יךָ מֵאֶ֣רֶץ מִצְרָ֑יִם וֵאלֹהִ֤ים זֽוּלָתִי֙ לֹ֣א תֵדָ֔ע וּמוֹשִׁ֥יעַ אַ֖יִן בִּלְתִּֽי׃<text:s/></text:span><text:span text:style-name="T568">‬</text:span>‬<text:span text:style-name="T569">5</text:span><text:span text:style-name="T570"> אֲנִ֥י יְדַעְתִּ֖יךָ בַּמִּדְבָּ֑ר בְּאֶ֖רֶץ תַּלְאֻבֽוֹת׃<text:s/></text:span><text:span text:style-name="T571">‬</text:span>‬<text:span text:style-name="T572">6</text:span><text:span text:style-name="T573"> כְּמַרְעִיתָם֙ וַיִּשְׂבָּ֔עוּ שָׂבְע֖וּ וַיָּ֣רָם לִבָּ֑ם עַל־כֵּ֖ן שְׁכֵחֽוּנִי׃<text:s/></text:span><text:span text:style-name="T574">‬</text:span>‬<text:span text:style-name="T575">7</text:span><text:span text:style-name="T576"> וָאֱהִ֥י לָהֶ֖ם כְּמוֹ־שָׁ֑חַל כְּנָמֵ֖ר עַל־דֶּ֥רֶךְ אָשֽׁוּר׃<text:s/></text:span><text:span text:style-name="T577">‬</text:span>‬<text:span text:style-name="T578">8</text:span><text:span text:style-name="T579"> אֶפְגְּשֵׁם֙ כְּדֹ֣ב שַׁכּ֔וּל וְאֶקְרַ֖ע סְג֣וֹר לִבָּ֑ם וְאֹכְלֵ֥ם שָׁם֙ כְּלָבִ֔יא חַיַּ֥ת הַשָּׂדֶ֖ה תְּבַקְּעֵֽם׃<text:s/></text:span><text:span text:style-name="T580">‬</text:span>‬<text:span text:style-name="T581">9</text:span><text:span text:style-name="T582"> שִֽׁחֶתְךָ֥ יִשְׂרָאֵ֖ל כִּֽי־בִ֥י בְעֶזְרֶֽךָ׃<text:s/></text:span><text:span text:style-name="T583">‬</text:span>‬<text:span text:style-name="T584">10</text:span><text:span text:style-name="T585"> אֱהִ֤י מַלְכְּךָ֙ אֵפ֔וֹא וְיוֹשִֽׁיעֲךָ֖ בְּכָל־עָרֶ֑יךָ וְשֹׁ֣פְטֶ֔יךָ אֲשֶׁ֣ר אָמַ֔רְתָּ תְּנָה־לִּ֖י מֶ֥לֶךְ וְשָׂרִֽים׃<text:s/></text:span><text:span text:style-name="T586">‬</text:span>‬<text:span text:style-name="T587">11</text:span><text:span text:style-name="T588"> אֶֽתֶּן־לְךָ֥ מֶ֙לֶךְ֙ בְּאַפִּ֔י וְאֶקַּ֖ח בְּעֶבְרָתִֽי׃</text:span><text:span text:style-name="T589"><text:s/>ס<text:s/></text:span><text:span text:style-name="T590">‬</text:span>‬<text:span text:style-name="T591">12</text:span><text:span text:style-name="T592"> צָרוּר֙ עֲוֺ֣ן אֶפְרָ֔יִם צְפוּנָ֖ה חַטָּאתֽוֹ׃<text:s/></text:span><text:span text:style-name="T593">‬</text:span>‬<text:span text:style-name="T594">13</text:span><text:span text:style-name="T595"> חֶבְלֵ֥י יֽוֹלֵדָ֖ה יָבֹ֣אוּ ל֑וֹ הוּא־בֵן֙ לֹ֣א חָכָ֔ם כִּֽי־עֵ֥ת לֹֽא־יַעֲמֹ֖ד בְּמִשְׁבַּ֥ר<text:s/></text:span><text:soft-page-break/><text:span text:style-name="T596">בָּנִֽים׃<text:s/></text:span><text:span text:style-name="T597">‬</text:span>‬<text:span text:style-name="T598">14</text:span><text:span text:style-name="T599"> מִיַּ֤ד שְׁאוֹל֙ אֶפְדֵּ֔ם מִמָּ֖וֶת אֶגְאָלֵ֑ם אֱהִ֨י דְבָרֶיךָ֜ מָ֗וֶת אֱהִ֤י קָֽטָבְךָ֙ שְׁא֔וֹל נֹ֖חַם יִסָּתֵ֥ר מֵעֵינָֽי׃<text:s/></text:span><text:span text:style-name="T600">‬</text:span>‬<text:span text:style-name="T601">15</text:span><text:span text:style-name="T602"> כִּ֣י ה֔וּא בֵּ֥ן אַחִ֖ים יַפְרִ֑יא יָב֣וֹא קָדִים֩ ר֨וּחַ יְהוָ֜ה מִמִּדְבָּ֣ר עֹלֶ֗ה וְיֵב֤וֹשׁ מְקוֹרוֹ֙ וְיֶחֱרַ֣ב מַעְיָנ֔וֹ ה֣וּא יִשְׁסֶ֔ה אוֹצַ֖ר כָּל־כְּלִ֥י חֶמְדָּֽה׃<text:s/></text:span><text:span text:style-name="T603">‬</text:span>‬‬‬‬‬‬‬‬‬‬‬‬‬‬‬</text:p>
      </text:section>
      <text:section text:name="Sect13" text:style-name="S13">
        <text:p text:style-name="P604">Hosea 14</text:p>
        <text:p text:style-name="P605"><text:span text:style-name="T606">1</text:span><text:span text:style-name="T607"> תֶּאְשַׁם֙ שֹֽׁמְר֔וֹן כִּ֥י מָרְתָ֖ה בֵּֽאלֹהֶ֑יהָ בַּחֶ֣רֶב יִפֹּ֔לוּ עֹלְלֵיהֶ֣ם יְרֻטָּ֔שׁוּ וְהָרִיּוֹתָ֖יו יְבֻקָּֽעוּ׃<text:s/></text:span><text:span text:style-name="T608">פ<text:s/></text:span>‬</text:p>
        <text:p text:style-name="P609"><text:span text:style-name="T610">2</text:span><text:span text:style-name="T611"> שׁ֚וּבָה יִשְׂרָאֵ֔ל עַ֖ד יְהוָ֣ה אֱלֹהֶ֑יךָ כִּ֥י כָשַׁ֖לְתָּ בַּעֲוֺנֶֽךָ׃<text:s/></text:span><text:span text:style-name="T612">‬</text:span>‬<text:span text:style-name="T613">3</text:span><text:span text:style-name="T614"> קְח֤וּ עִמָּכֶם֙ דְּבָרִ֔ים וְשׁ֖וּבוּ אֶל־יְהוָ֑ה אִמְר֣וּ אֵלָ֗יו כָּל־תִּשָּׂ֤א עָוֺן֙ וְקַח־ט֔וֹב וּֽנְשַׁלְּמָ֥ה פָרִ֖ים שְׂפָתֵֽינוּ׃<text:s/></text:span><text:span text:style-name="T615">‬</text:span>‬<text:span text:style-name="T616">4</text:span><text:span text:style-name="T617"> אַשּׁ֣וּר ׀ לֹ֣א יוֹשִׁיעֵ֗נוּ עַל־סוּס֙ לֹ֣א נִרְכָּ֔ב וְלֹא־נֹ֥אמַר ע֛וֹד אֱלֹהֵ֖ינוּ לְמַעֲשֵׂ֣ה יָדֵ֑ינוּ אֲשֶׁר־בְּךָ֖ יְרֻחַ֥ם יָתֽוֹם׃<text:s/></text:span><text:span text:style-name="T618">‬</text:span>‬<text:span text:style-name="T619">5</text:span><text:span text:style-name="T620"> אֶרְפָּא֙ מְשׁ֣וּבָתָ֔ם אֹהֲבֵ֖ם נְדָבָ֑ה כִּ֛י שָׁ֥ב אַפִּ֖י מִמֶּֽנּוּ׃<text:s/></text:span><text:span text:style-name="T621">‬</text:span>‬<text:span text:style-name="T622">6</text:span><text:span text:style-name="T623"> אֶהְיֶ֤ה כַטַּל֙ לְיִשְׂרָאֵ֔ל יִפְרַ֖ח כַּשּֽׁוֹשַׁנָּ֑ה וְיַ֥ךְ שָׁרָשָׁ֖יו כַּלְּבָנֽוֹן׃<text:s/></text:span><text:span text:style-name="T624">‬</text:span>‬<text:span text:style-name="T625">7</text:span><text:span text:style-name="T626"> יֵֽלְכוּ֙ יֹֽנְקוֹתָ֔יו וִיהִ֥י כַזַּ֖יִת הוֹד֑וֹ וְרֵ֥יחַֽ ל֖וֹ כַּלְּבָנֽוֹן׃<text:s/></text:span><text:span text:style-name="T627">‬</text:span>‬<text:span text:style-name="T628">8</text:span><text:span text:style-name="T629"> יָשֻׁ֙בוּ֙ יֹשְׁבֵ֣י בְצִלּ֔וֹ יְחַיּ֥וּ דָגָ֖ן וְיִפְרְח֣וּ כַגָּ֑פֶן זִכְר֖וֹ כְּיֵ֥ין לְבָנֽוֹן׃</text:span><text:span text:style-name="T630"><text:s/>ס<text:s/></text:span><text:span text:style-name="T631">‬</text:span>‬<text:span text:style-name="T632">9</text:span><text:span text:style-name="T633"> אֶפְרַ֕יִם מַה־לִּ֥י ע֖וֹד לָֽעֲצַבִּ֑ים אֲנִ֧י עָנִ֣יתִי וַאֲשׁוּרֶ֗נּוּ אֲנִי֙ כִּבְר֣וֹשׁ רַֽעֲנָ֔ן מִמֶּ֖נִּי פֶּרְיְךָ֥ נִמְצָֽא׃<text:s/></text:span><text:span text:style-name="T634">‬</text:span>‬<text:span text:style-name="T635">10</text:span><text:span text:style-name="T636"> מִ֤י חָכָם֙ וְיָ֣בֵֽן אֵ֔לֶּה נָב֖וֹן וְיֵֽדָעֵ֑ם כִּֽי־יְשָׁרִ֞ים דַּרְכֵ֣י יְהוָ֗ה וְצַדִּקִים֙ יֵ֣לְכוּ בָ֔ם וּפֹשְׁעִ֖ים יִכָּ֥שְׁלוּ בָֽם׃<text:s/></text:span><text:span text:style-name="T637">‬</text:span>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Hosea</dc:title>
    <dc:description/>
    <dc:subject/>
    <dc:creator>Adrian Hills</dc:creator>
    <meta:creation-date>2025-03-24T12:07:00Z</meta:creation-date>
    <dc:date>2025-03-24T12:07:00Z</dc:date>
    <meta:template xlink:href="Normal.dotm" xlink:type="simple"/>
    <meta:editing-cycles>2</meta:editing-cycles>
    <meta:editing-duration>PT0S</meta:editing-duration>
    <meta:document-statistic meta:page-count="8" meta:paragraph-count="46" meta:word-count="3482" meta:character-count="23290" meta:row-count="165" meta:non-whitespace-character-count="19854"/>
  </office:meta>
</office:document-meta>
</file>